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5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6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8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9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6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8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7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8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39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0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7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5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9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9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3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1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5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5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1" style:parent-style-name="Car.predefinitoparagrafo" style:family="text">
      <style:text-properties style:font-name="Century Gothic" fo:font-size="12pt" style:font-size-asian="12pt" style:font-size-complex="12pt"/>
    </style:style>
    <style:style style:name="T162" style:parent-style-name="Car.predefinitoparagrafo" style:family="text">
      <style:text-properties style:font-name="Century Gothic" fo:font-size="12pt" style:font-size-asian="12pt" style:font-size-complex="12pt"/>
    </style:style>
    <style:style style:name="T163" style:parent-style-name="Car.predefinitoparagrafo" style:family="text">
      <style:text-properties style:font-name="Century Gothic" fo:font-size="12pt" style:font-size-asian="12pt" style:font-size-complex="12pt"/>
    </style:style>
    <style:style style:name="T164" style:parent-style-name="Car.predefinitoparagrafo" style:family="text">
      <style:text-properties style:font-name="Century Gothic" fo:font-size="12pt" style:font-size-asian="12pt" style:font-size-complex="12pt"/>
    </style:style>
    <style:style style:name="T165" style:parent-style-name="Car.predefinitoparagrafo" style:family="text">
      <style:text-properties style:font-name="Century Gothic" fo:font-size="12pt" style:font-size-asian="12pt" style:font-size-complex="12pt"/>
    </style:style>
    <style:style style:name="T166" style:parent-style-name="Car.predefinitoparagrafo" style:family="text">
      <style:text-properties style:font-name="Century Gothic" fo:font-size="12pt" style:font-size-asian="12pt" style:font-size-complex="12pt"/>
    </style:style>
    <style:style style:name="T167" style:parent-style-name="Car.predefinitoparagrafo" style:family="text">
      <style:text-properties style:font-name="Century Gothic" fo:font-size="12pt" style:font-size-asian="12pt" style:font-size-complex="12pt"/>
    </style:style>
    <style:style style:name="T16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6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7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7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72" style:parent-style-name="Car.predefinitoparagrafo" style:family="text">
      <style:text-properties style:font-name="Century Gothic" fo:font-size="12pt" style:font-size-asian="12pt" style:font-size-complex="12pt"/>
    </style:style>
    <style:style style:name="T173" style:parent-style-name="Car.predefinitoparagrafo" style:family="text">
      <style:text-properties style:font-name="Century Gothic" fo:font-size="12pt" style:font-size-asian="12pt" style:font-size-complex="12pt"/>
    </style:style>
    <style:style style:name="T174" style:parent-style-name="Car.predefinitoparagrafo" style:family="text">
      <style:text-properties style:font-name="Century Gothic" fo:font-size="12pt" style:font-size-asian="12pt" style:font-size-complex="12pt"/>
    </style:style>
    <style:style style:name="T175" style:parent-style-name="Car.predefinitoparagrafo" style:family="text">
      <style:text-properties style:font-name="Century Gothic" fo:font-size="12pt" style:font-size-asian="12pt" style:font-size-complex="12pt"/>
    </style:style>
    <style:style style:name="T176" style:parent-style-name="Car.predefinitoparagrafo" style:family="text">
      <style:text-properties style:font-name="Century Gothic" fo:font-size="12pt" style:font-size-asian="12pt" style:font-size-complex="12pt"/>
    </style:style>
    <style:style style:name="T177" style:parent-style-name="Car.predefinitoparagrafo" style:family="text">
      <style:text-properties style:font-name="Century Gothic" fo:font-size="12pt" style:font-size-asian="12pt" style:font-size-complex="12pt"/>
    </style:style>
    <style:style style:name="T178" style:parent-style-name="Car.predefinitoparagrafo" style:family="text">
      <style:text-properties style:font-name="Century Gothic" fo:font-size="12pt" style:font-size-asian="12pt" style:font-size-complex="12pt"/>
    </style:style>
    <style:style style:name="T179" style:parent-style-name="Car.predefinitoparagrafo" style:family="text">
      <style:text-properties style:font-name="Century Gothic" fo:font-size="12pt" style:font-size-asian="12pt" style:font-size-complex="12pt"/>
    </style:style>
    <style:style style:name="T18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84" style:parent-style-name="Car.predefinitoparagrafo" style:family="text">
      <style:text-properties style:font-name="Century Gothic" fo:font-size="12pt" style:font-size-asian="12pt" style:font-size-complex="12pt"/>
    </style:style>
    <style:style style:name="T185" style:parent-style-name="Car.predefinitoparagrafo" style:family="text">
      <style:text-properties style:font-name="Century Gothic" fo:font-size="12pt" style:font-size-asian="12pt" style:font-size-complex="12pt"/>
    </style:style>
    <style:style style:name="T186" style:parent-style-name="Car.predefinitoparagrafo" style:family="text">
      <style:text-properties style:font-name="Century Gothic" fo:font-size="12pt" style:font-size-asian="12pt" style:font-size-complex="12pt"/>
    </style:style>
    <style:style style:name="T187" style:parent-style-name="Car.predefinitoparagrafo" style:family="text">
      <style:text-properties style:font-name="Century Gothic" fo:font-size="12pt" style:font-size-asian="12pt" style:font-size-complex="12pt"/>
    </style:style>
    <style:style style:name="T188" style:parent-style-name="Car.predefinitoparagrafo" style:family="text">
      <style:text-properties style:font-name="Century Gothic" fo:font-size="12pt" style:font-size-asian="12pt" style:font-size-complex="12pt"/>
    </style:style>
    <style:style style:name="T189" style:parent-style-name="Car.predefinitoparagrafo" style:family="text">
      <style:text-properties style:font-name="Century Gothic" fo:font-size="12pt" style:font-size-asian="12pt" style:font-size-complex="12pt"/>
    </style:style>
    <style:style style:name="T190" style:parent-style-name="Car.predefinitoparagrafo" style:family="text">
      <style:text-properties style:font-name="Century Gothic" fo:font-size="12pt" style:font-size-asian="12pt" style:font-size-complex="12pt"/>
    </style:style>
    <style:style style:name="T191" style:parent-style-name="Car.predefinitoparagrafo" style:family="text">
      <style:text-properties style:font-name="Century Gothic" fo:font-size="12pt" style:font-size-asian="12pt" style:font-size-complex="12pt"/>
    </style:style>
    <style:style style:name="T192" style:parent-style-name="Car.predefinitoparagrafo" style:family="text">
      <style:text-properties style:font-name="Century Gothic" fo:font-size="12pt" style:font-size-asian="12pt" style:font-size-complex="12pt"/>
    </style:style>
    <style:style style:name="T193" style:parent-style-name="Car.predefinitoparagrafo" style:family="text">
      <style:text-properties style:font-name="Century Gothic" fo:font-size="12pt" style:font-size-asian="12pt" style:font-size-complex="12pt"/>
    </style:style>
    <style:style style:name="T19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99" style:parent-style-name="Car.predefinitoparagrafo" style:family="text">
      <style:text-properties style:font-name="Century Gothic" fo:font-size="12pt" style:font-size-asian="12pt" style:font-size-complex="12pt"/>
    </style:style>
    <style:style style:name="T200" style:parent-style-name="Car.predefinitoparagrafo" style:family="text">
      <style:text-properties style:font-name="Century Gothic" fo:font-size="12pt" style:font-size-asian="12pt" style:font-size-complex="12pt"/>
    </style:style>
    <style:style style:name="T201" style:parent-style-name="Car.predefinitoparagrafo" style:family="text">
      <style:text-properties style:font-name="Century Gothic" fo:font-size="12pt" style:font-size-asian="12pt" style:font-size-complex="12pt"/>
    </style:style>
    <style:style style:name="T202" style:parent-style-name="Car.predefinitoparagrafo" style:family="text">
      <style:text-properties style:font-name="Century Gothic" fo:font-size="12pt" style:font-size-asian="12pt" style:font-size-complex="12pt"/>
    </style:style>
    <style:style style:name="T203" style:parent-style-name="Car.predefinitoparagrafo" style:family="text">
      <style:text-properties style:font-name="Century Gothic" fo:font-size="12pt" style:font-size-asian="12pt" style:font-size-complex="12pt"/>
    </style:style>
    <style:style style:name="T204" style:parent-style-name="Car.predefinitoparagrafo" style:family="text">
      <style:text-properties style:font-name="Century Gothic" fo:font-size="12pt" style:font-size-asian="12pt" style:font-size-complex="12pt"/>
    </style:style>
    <style:style style:name="T20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09" style:parent-style-name="Car.predefinitoparagrafo" style:family="text">
      <style:text-properties style:font-name="Century Gothic" fo:font-size="12pt" style:font-size-asian="12pt" style:font-size-complex="12pt"/>
    </style:style>
    <style:style style:name="T210" style:parent-style-name="Car.predefinitoparagrafo" style:family="text">
      <style:text-properties style:font-name="Century Gothic" fo:font-size="12pt" style:font-size-asian="12pt" style:font-size-complex="12pt"/>
    </style:style>
    <style:style style:name="T211" style:parent-style-name="Car.predefinitoparagrafo" style:family="text">
      <style:text-properties style:font-name="Century Gothic" fo:font-size="12pt" style:font-size-asian="12pt" style:font-size-complex="12pt"/>
    </style:style>
    <style:style style:name="T212" style:parent-style-name="Car.predefinitoparagrafo" style:family="text">
      <style:text-properties style:font-name="Century Gothic" fo:font-size="12pt" style:font-size-asian="12pt" style:font-size-complex="12pt"/>
    </style:style>
    <style:style style:name="T213" style:parent-style-name="Car.predefinitoparagrafo" style:family="text">
      <style:text-properties style:font-name="Century Gothic" fo:font-size="12pt" style:font-size-asian="12pt" style:font-size-complex="12pt"/>
    </style:style>
    <style:style style:name="T214" style:parent-style-name="Car.predefinitoparagrafo" style:family="text">
      <style:text-properties style:font-name="Century Gothic" fo:font-size="12pt" style:font-size-asian="12pt" style:font-size-complex="12pt"/>
    </style:style>
    <style:style style:name="T21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1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0" style:parent-style-name="Car.predefinitoparagrafo" style:family="text">
      <style:text-properties style:font-name="Century Gothic" fo:font-size="12pt" style:font-size-asian="12pt" style:font-size-complex="12pt"/>
    </style:style>
    <style:style style:name="P221" style:parent-style-name="Standard" style:family="paragraph">
      <style:text-properties style:font-name="Century Gothic" fo:font-size="12pt" style:font-size-asian="12pt" style:font-size-complex="12pt"/>
    </style:style>
    <style:style style:name="P222" style:parent-style-name="Standard" style:family="paragraph">
      <style:text-properties style:font-name="Century Gothic" fo:font-size="12pt" style:font-size-asian="12pt" style:font-size-complex="12pt"/>
    </style:style>
    <style:style style:name="P223" style:parent-style-name="Standard" style:family="paragraph">
      <style:text-properties style:font-name="Century Gothic" fo:font-size="12pt" style:font-size-asian="12pt" style:font-size-complex="12pt"/>
    </style:style>
    <style:style style:name="P224" style:parent-style-name="Standard" style:family="paragraph">
      <style:text-properties style:font-name="Century Gothic" fo:font-size="12pt" style:font-size-asian="12pt" style:font-size-complex="12pt"/>
    </style:style>
    <style:style style:name="P225" style:parent-style-name="Standard" style:family="paragraph">
      <style:text-properties style:font-name="Century Gothic" fo:font-size="12pt" style:font-size-asian="12pt" style:font-size-complex="12pt"/>
    </style:style>
    <style:style style:name="P226" style:parent-style-name="Standard" style:family="paragraph">
      <style:text-properties style:font-name="Century Gothic" fo:font-size="12pt" style:font-size-asian="12pt" style:font-size-complex="12pt"/>
    </style:style>
    <style:style style:name="T22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2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34" style:parent-style-name="Car.predefinitoparagrafo" style:family="text">
      <style:text-properties style:font-name="Century Gothic" fo:font-size="12pt" style:font-size-asian="12pt" style:font-size-complex="12pt"/>
    </style:style>
    <style:style style:name="T235" style:parent-style-name="Car.predefinitoparagrafo" style:family="text">
      <style:text-properties style:font-name="Century Gothic" fo:font-size="12pt" style:font-size-asian="12pt" style:font-size-complex="12pt"/>
    </style:style>
    <style:style style:name="T236" style:parent-style-name="Car.predefinitoparagrafo" style:family="text">
      <style:text-properties style:font-name="Century Gothic" fo:font-size="12pt" style:font-size-asian="12pt" style:font-size-complex="12pt"/>
    </style:style>
    <style:style style:name="T237" style:parent-style-name="Car.predefinitoparagrafo" style:family="text">
      <style:text-properties style:font-name="Century Gothic" fo:font-size="12pt" style:font-size-asian="12pt" style:font-size-complex="12pt"/>
    </style:style>
    <style:style style:name="T238" style:parent-style-name="Car.predefinitoparagrafo" style:family="text">
      <style:text-properties style:font-name="Century Gothic" fo:font-size="12pt" style:font-size-asian="12pt" style:font-size-complex="12pt"/>
    </style:style>
    <style:style style:name="T23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2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45" style:parent-style-name="Car.predefinitoparagrafo" style:family="text">
      <style:text-properties style:font-name="Century Gothic" fo:font-size="12pt" style:font-size-asian="12pt" style:font-size-complex="12pt"/>
    </style:style>
    <style:style style:name="T246" style:parent-style-name="Car.predefinitoparagrafo" style:family="text">
      <style:text-properties style:font-name="Century Gothic" fo:font-size="12pt" style:font-size-asian="12pt" style:font-size-complex="12pt"/>
    </style:style>
    <style:style style:name="T247" style:parent-style-name="Car.predefinitoparagrafo" style:family="text">
      <style:text-properties style:font-name="Century Gothic" fo:font-size="12pt" style:font-size-asian="12pt" style:font-size-complex="12pt"/>
    </style:style>
    <style:style style:name="T248" style:parent-style-name="Car.predefinitoparagrafo" style:family="text">
      <style:text-properties style:font-name="Century Gothic" fo:font-size="12pt" style:font-size-asian="12pt" style:font-size-complex="12pt"/>
    </style:style>
    <style:style style:name="T249" style:parent-style-name="Car.predefinitoparagrafo" style:family="text">
      <style:text-properties style:font-name="Century Gothic" fo:font-size="12pt" style:font-size-asian="12pt" style:font-size-complex="12pt"/>
    </style:style>
    <style:style style:name="T250" style:parent-style-name="Car.predefinitoparagrafo" style:family="text">
      <style:text-properties style:font-name="Century Gothic" fo:font-size="12pt" style:font-size-asian="12pt" style:font-size-complex="12pt"/>
    </style:style>
    <style:style style:name="T251" style:parent-style-name="Car.predefinitoparagrafo" style:family="text">
      <style:text-properties style:font-name="Century Gothic" fo:font-size="12pt" style:font-size-asian="12pt" style:font-size-complex="12pt"/>
    </style:style>
    <style:style style:name="T252" style:parent-style-name="Car.predefinitoparagrafo" style:family="text">
      <style:text-properties style:font-name="Century Gothic" fo:font-size="12pt" style:font-size-asian="12pt" style:font-size-complex="12pt"/>
    </style:style>
    <style:style style:name="T253" style:parent-style-name="Car.predefinitoparagrafo" style:family="text">
      <style:text-properties style:font-name="Century Gothic" fo:font-size="12pt" style:font-size-asian="12pt" style:font-size-complex="12pt"/>
    </style:style>
    <style:style style:name="T254" style:parent-style-name="Car.predefinitoparagrafo" style:family="text">
      <style:text-properties style:font-name="Century Gothic" fo:font-size="12pt" style:font-size-asian="12pt" style:font-size-complex="12pt"/>
    </style:style>
    <style:style style:name="T255" style:parent-style-name="Car.predefinitoparagrafo" style:family="text">
      <style:text-properties style:font-name="Century Gothic" fo:font-size="12pt" style:font-size-asian="12pt" style:font-size-complex="12pt"/>
    </style:style>
    <style:style style:name="T256" style:parent-style-name="Car.predefinitoparagrafo" style:family="text">
      <style:text-properties style:font-name="Century Gothic" fo:font-size="12pt" style:font-size-asian="12pt" style:font-size-complex="12pt"/>
    </style:style>
    <style:style style:name="T257" style:parent-style-name="Car.predefinitoparagrafo" style:family="text">
      <style:text-properties style:font-name="Century Gothic" fo:font-size="12pt" style:font-size-asian="12pt" style:font-size-complex="12pt"/>
    </style:style>
    <style:style style:name="T258" style:parent-style-name="Car.predefinitoparagrafo" style:family="text">
      <style:text-properties style:font-name="Century Gothic" fo:font-size="12pt" style:font-size-asian="12pt" style:font-size-complex="12pt"/>
    </style:style>
    <style:style style:name="T259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6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61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262" style:parent-style-name="Car.predefinitoparagrafo" style:family="text">
      <style:text-properties style:font-name="Century Gothic" fo:font-size="12pt" style:font-size-asian="12pt" style:font-size-complex="12pt"/>
    </style:style>
    <style:style style:name="T263" style:parent-style-name="Car.predefinitoparagrafo" style:family="text">
      <style:text-properties style:font-name="Century Gothic" fo:font-size="12pt" style:font-size-asian="12pt" style:font-size-complex="12pt"/>
    </style:style>
    <style:style style:name="T264" style:parent-style-name="Car.predefinitoparagrafo" style:family="text">
      <style:text-properties style:font-name="Century Gothic" fo:font-size="12pt" style:font-size-asian="12pt" style:font-size-complex="12pt"/>
    </style:style>
    <style:style style:name="T26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7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31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2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2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22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P323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P32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ableColumn326" style:family="table-column">
      <style:table-column-properties style:column-width="1.375in" style:use-optimal-column-width="false"/>
    </style:style>
    <style:style style:name="TableColumn327" style:family="table-column">
      <style:table-column-properties style:column-width="5.3111in" style:use-optimal-column-width="false"/>
    </style:style>
    <style:style style:name="Table325" style:family="table">
      <style:table-properties style:width="6.6861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1" style:parent-style-name="Car.predefinitoparagrafo" style:family="text">
      <style:text-properties style:font-name="Century Gothic" style:font-name-asian="Century Gothic" style:font-name-complex="Century Gothic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3" style:parent-style-name="Standard" style:family="paragraph">
      <style:text-properties style:font-name="Century Gothic" style:font-name-asian="Century Gothic" style:font-name-complex="Century Gothic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T3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7" style:parent-style-name="Car.predefinitoparagrafo" style:family="text">
      <style:text-properties style:font-name="Century Gothic" style:font-name-asian="Century Gothic" style:font-name-complex="Century Gothic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>
        <style:tab-stops>
          <style:tab-stop style:type="left" style:position="1.125in"/>
        </style:tab-stops>
      </style:paragraph-properties>
      <style:text-properties style:font-name="Century Gothic" style:font-name-asian="Century Gothic" style:font-name-complex="Century Gothic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1.4in"/>
        </style:tab-stops>
      </style:paragraph-properties>
      <style:text-properties style:font-name="Century Gothic" style:font-name-asian="Century Gothic" style:font-name-complex="Century Gothic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T350" style:parent-style-name="Car.predefinitoparagrafo" style:family="text">
      <style:text-properties style:font-name="Century Gothic" style:font-name-asian="Century Gothic" style:font-name-complex="Century Gothic"/>
    </style:style>
    <style:style style:name="T35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52" style:parent-style-name="Car.predefinitoparagrafo" style:family="text">
      <style:text-properties style:font-name="Century Gothic" style:font-name-asian="Century Gothic" style:font-name-complex="Century Gothic"/>
    </style:style>
    <style:style style:name="T35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361" style:parent-style-name="Standard" style:family="paragraph">
      <style:paragraph-properties fo:margin-top="0.1666in" fo:margin-bottom="0.1666in" fo:line-height="100%"/>
    </style:style>
    <style:style style:name="T362" style:parent-style-name="Car.predefinitoparagrafo" style:family="text">
      <style:text-properties style:font-name="Century Gothic" style:font-name-asian="Century Gothic" style:font-name-complex="Century Gothic"/>
    </style:style>
    <style:style style:name="P363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364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P36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margin-top="0.1666in" fo:margin-bottom="0.1666in" fo:line-height="100%"/>
    </style:style>
    <style:style style:name="T370" style:parent-style-name="Car.predefinitoparagrafo" style:family="text">
      <style:text-properties style:font-name="Century Gothic" style:font-name-asian="Century Gothic" style:font-name-complex="Century Gothic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2" style:parent-style-name="Car.predefinitoparagrafo" style:family="text">
      <style:text-properties style:font-name="Century Gothic" style:font-name-asian="Century Gothic" style:font-name-complex="Century Gothic"/>
    </style:style>
    <style:style style:name="T37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P375" style:parent-style-name="Standard" style:family="paragraph">
      <style:paragraph-properties fo:margin-top="0.1666in" fo:margin-bottom="0.1666in" fo:line-height="100%"/>
    </style:style>
    <style:style style:name="T376" style:parent-style-name="Car.predefinitoparagrafo" style:family="text">
      <style:text-properties style:font-name="Century Gothic" style:font-name-asian="Century Gothic" style:font-name-complex="Century Gothic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78" style:parent-style-name="Car.predefinitoparagrafo" style:family="text">
      <style:text-properties style:font-name="Century Gothic" style:font-name-asian="Century Gothic" style:font-name-complex="Century Gothic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P380" style:parent-style-name="Standard" style:family="paragraph">
      <style:paragraph-properties fo:margin-top="0.1666in" fo:margin-bottom="0.1666in" fo:line-height="100%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T38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3" style:parent-style-name="Car.predefinitoparagrafo" style:family="text">
      <style:text-properties style:font-name="Century Gothic" style:font-name-asian="Century Gothic" style:font-name-complex="Century Gothic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84in" fo:padding-bottom="0in" fo:padding-right="0.075in"/>
    </style:style>
    <style:style style:name="P38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P388" style:parent-style-name="Standard" style:family="paragraph">
      <style:text-properties style:font-name="Century Gothic" style:font-name-asian="Century Gothic" style:font-name-complex="Century Gothic"/>
    </style:style>
    <style:style style:name="P38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9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40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02" style:family="table-column">
      <style:table-column-properties style:column-width="1.375in" style:use-optimal-column-width="false"/>
    </style:style>
    <style:style style:name="TableColumn403" style:family="table-column">
      <style:table-column-properties style:column-width="5.3111in" style:use-optimal-column-width="false"/>
    </style:style>
    <style:style style:name="Table401" style:family="table">
      <style:table-properties style:width="6.6861in" fo:margin-left="0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P40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07" style:family="table-cell">
      <style:table-cell-properties fo:border="0.0069in solid #000000" style:writing-mode="lr-tb" fo:padding-top="0in" fo:padding-left="0.0784in" fo:padding-bottom="0in" fo:padding-right="0.075in"/>
    </style:style>
    <style:style style:name="P408" style:parent-style-name="Standard" style:family="paragraph">
      <style:text-properties style:font-name="Century Gothic" style:font-name-asian="Century Gothic" style:font-name-complex="Century Gothic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P41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P413" style:parent-style-name="Standard" style:family="paragraph">
      <style:text-properties style:font-name="Century Gothic" style:font-name-asian="Century Gothic" style:font-name-complex="Century Gothic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style:writing-mode="lr-tb" fo:padding-top="0in" fo:padding-left="0.0784in" fo:padding-bottom="0in" fo:padding-right="0.075in"/>
    </style:style>
    <style:style style:name="P41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17" style:family="table-cell">
      <style:table-cell-properties fo:border="0.0069in solid #000000" style:writing-mode="lr-tb" fo:padding-top="0in" fo:padding-left="0.0784in" fo:padding-bottom="0in" fo:padding-right="0.075in"/>
    </style:style>
    <style:style style:name="P418" style:parent-style-name="Standard" style:family="paragraph">
      <style:text-properties style:font-name="Century Gothic" style:font-name-asian="Century Gothic" style:font-name-complex="Century Gothic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P4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T423" style:parent-style-name="Car.predefinitoparagrafo" style:family="text">
      <style:text-properties style:font-name="Century Gothic" style:font-name-asian="Century Gothic" style:font-name-complex="Century Gothic"/>
    </style:style>
    <style:style style:name="T42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25" style:parent-style-name="Car.predefinitoparagrafo" style:family="text">
      <style:text-properties style:font-name="Century Gothic" style:font-name-asian="Century Gothic" style:font-name-complex="Century Gothic"/>
    </style:style>
    <style:style style:name="T42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fo:padding-top="0in" fo:padding-left="0.0784in" fo:padding-bottom="0in" fo:padding-right="0.075in"/>
    </style:style>
    <style:style style:name="P43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margin-top="0.1666in" fo:margin-bottom="0.1666in" fo:line-height="100%"/>
    </style:style>
    <style:style style:name="T4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3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43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437" style:parent-style-name="Standard" style:family="paragraph">
      <style:text-properties style:font-name="Century Gothic" style:font-name-asian="Century Gothic" style:font-name-complex="Century Gothic" fo:color="#000000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P44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margin-top="0.1666in" fo:margin-bottom="0.1666in" fo:line-height="100%"/>
    </style:style>
    <style:style style:name="T4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4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4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Century Gothic" style:font-name-asian="Century Gothic" style:font-name-complex="Century Gothic"/>
    </style:style>
    <style:style style:name="P45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54" style:family="table-column">
      <style:table-column-properties style:column-width="1.375in" style:use-optimal-column-width="false"/>
    </style:style>
    <style:style style:name="TableColumn455" style:family="table-column">
      <style:table-column-properties style:column-width="5.3111in" style:use-optimal-column-width="false"/>
    </style:style>
    <style:style style:name="Table453" style:family="table">
      <style:table-properties style:width="6.6861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0" style:parent-style-name="Car.predefinitoparagrafo" style:family="text">
      <style:text-properties style:font-name="Century Gothic" style:font-name-asian="Century Gothic" style:font-name-complex="Century Gothic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P462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8" style:parent-style-name="Car.predefinitoparagrafo" style:family="text">
      <style:text-properties style:font-name="Century Gothic" style:font-name-asian="Century Gothic" style:font-name-complex="Century Gothic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P470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84in" fo:padding-bottom="0in" fo:padding-right="0.075in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4" style:parent-style-name="Car.predefinitoparagrafo" style:family="text">
      <style:text-properties style:font-name="Century Gothic" style:font-name-asian="Century Gothic" style:font-name-complex="Century Gothic"/>
    </style:style>
    <style:style style:name="TableCell475" style:family="table-cell">
      <style:table-cell-properties fo:border="0.0069in solid #000000" style:writing-mode="lr-tb" fo:padding-top="0in" fo:padding-left="0.0784in" fo:padding-bottom="0in" fo:padding-right="0.075in"/>
    </style:style>
    <style:style style:name="P476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in" fo:padding-left="0.0784in" fo:padding-bottom="0in" fo:padding-right="0.075in"/>
    </style:style>
    <style:style style:name="P47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80" style:family="table-cell">
      <style:table-cell-properties fo:border="0.0069in solid #000000" style:writing-mode="lr-tb" fo:padding-top="0in" fo:padding-left="0.0784in" fo:padding-bottom="0in" fo:padding-right="0.075in"/>
    </style:style>
    <style:style style:name="P481" style:parent-style-name="Standard" style:family="paragraph">
      <style:text-properties style:font-name="Century Gothic" style:font-name-asian="Century Gothic" style:font-name-complex="Century Gothic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P4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48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P487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91" style:family="table-cell">
      <style:table-cell-properties fo:border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/>
    </style:style>
    <style:style style:name="T49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P49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49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497" style:parent-style-name="Car.predefinitoparagrafo" style:family="text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499" style:family="table-column">
      <style:table-column-properties style:column-width="1.375in" style:use-optimal-column-width="false"/>
    </style:style>
    <style:style style:name="TableColumn500" style:family="table-column">
      <style:table-column-properties style:column-width="5.3111in" style:use-optimal-column-width="false"/>
    </style:style>
    <style:style style:name="Table498" style:family="table">
      <style:table-properties style:width="6.6861in" fo:margin-left="0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fo:padding-top="0in" fo:padding-left="0.0784in" fo:padding-bottom="0in" fo:padding-right="0.075in"/>
    </style:style>
    <style:style style:name="P50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P51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P514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8" style:parent-style-name="Car.predefinitoparagrafo" style:family="text">
      <style:text-properties style:font-name="Century Gothic" style:font-name-asian="Century Gothic" style:font-name-complex="Century Gothic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P520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P5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T525" style:parent-style-name="Car.predefinitoparagrafo" style:family="text">
      <style:text-properties style:font-name="Century Gothic" style:font-name-asian="Century Gothic" style:font-name-complex="Century Gothic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52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30" style:family="table-cell">
      <style:table-cell-properties fo:border="0.0069in solid #000000" style:writing-mode="lr-tb" fo:padding-top="0in" fo:padding-left="0.0784in" fo:padding-bottom="0in" fo:padding-right="0.075in"/>
    </style:style>
    <style:style style:name="P531" style:parent-style-name="Standard" style:family="paragraph">
      <style:paragraph-properties fo:margin-top="0.1666in" fo:margin-bottom="0.1666in" fo:line-height="100%"/>
    </style:style>
    <style:style style:name="T5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34" style:parent-style-name="Standard" style:family="paragraph">
      <style:paragraph-properties fo:margin-top="0.1666in" fo:margin-bottom="0.1666in" fo:line-height="100%"/>
    </style:style>
    <style:style style:name="T5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3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537" style:parent-style-name="Standard" style:family="paragraph">
      <style:paragraph-properties fo:margin-top="0.1666in" fo:margin-bottom="0.1666in" fo:line-height="100%"/>
    </style:style>
    <style:style style:name="T538" style:parent-style-name="Car.predefinitoparagrafo" style:family="text">
      <style:text-properties style:font-name="Century Gothic" style:font-name-asian="Century Gothic" style:font-name-complex="Century Gothic"/>
    </style:style>
    <style:style style:name="T5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0" style:parent-style-name="Standard" style:family="paragraph">
      <style:paragraph-properties fo:margin-top="0.1666in" fo:margin-bottom="0.1666in" fo:line-height="100%"/>
    </style:style>
    <style:style style:name="T541" style:parent-style-name="Car.predefinitoparagrafo" style:family="text">
      <style:text-properties style:font-name="Century Gothic" style:font-name-asian="Century Gothic" style:font-name-complex="Century Gothic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84in" fo:padding-bottom="0in" fo:padding-right="0.075in"/>
    </style:style>
    <style:style style:name="P54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46" style:family="table-cell">
      <style:table-cell-properties fo:border="0.0069in solid #000000" style:writing-mode="lr-tb" fo:padding-top="0in" fo:padding-left="0.0784in" fo:padding-bottom="0in" fo:padding-right="0.075in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T548" style:parent-style-name="Car.predefinitoparagrafo" style:family="text">
      <style:text-properties style:font-name="Century Gothic" style:font-name-asian="Century Gothic" style:font-name-complex="Century Gothic"/>
    </style:style>
    <style:style style:name="T5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50" style:parent-style-name="Car.predefinitoparagrafo" style:family="text">
      <style:text-properties style:font-name="Century Gothic" style:font-name-asian="Century Gothic" style:font-name-complex="Century Gothic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5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555" style:parent-style-name="Standard" style:family="paragraph">
      <style:text-properties style:font-name="Century Gothic"/>
    </style:style>
    <style:style style:name="P55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55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559" style:family="table-column">
      <style:table-column-properties style:column-width="1.375in" style:use-optimal-column-width="false"/>
    </style:style>
    <style:style style:name="TableColumn560" style:family="table-column">
      <style:table-column-properties style:column-width="5.3111in" style:use-optimal-column-width="false"/>
    </style:style>
    <style:style style:name="Table558" style:family="table">
      <style:table-properties style:width="6.6861in" fo:margin-left="0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0" style:writing-mode="lr-tb" fo:padding-top="0in" fo:padding-left="0.0784in" fo:padding-bottom="0in" fo:padding-right="0.075in"/>
    </style:style>
    <style:style style:name="P56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4" style:family="table-cell">
      <style:table-cell-properties fo:border="0.0069in solid #000000" style:writing-mode="lr-tb" fo:padding-top="0in" fo:padding-left="0.0784in" fo:padding-bottom="0in" fo:padding-right="0.075in"/>
    </style:style>
    <style:style style:name="P565" style:parent-style-name="Standard" style:family="paragraph">
      <style:text-properties style:font-name="Century Gothic" style:font-name-asian="Century Gothic" style:font-name-complex="Century Gothic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P56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P570" style:parent-style-name="Standard" style:family="paragraph">
      <style:text-properties style:font-name="Century Gothic" style:font-name-asian="Century Gothic" style:font-name-complex="Century Gothic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P575" style:parent-style-name="Standard" style:family="paragraph">
      <style:text-properties style:font-name="Century Gothic" style:font-name-asian="Century Gothic" style:font-name-complex="Century Gothic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P57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581" style:parent-style-name="Car.predefinitoparagrafo" style:family="text">
      <style:text-properties style:font-name="Century Gothic" style:font-name-asian="Century Gothic" style:font-name-complex="Century Gothic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P5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P586" style:parent-style-name="Standard" style:family="paragraph">
      <style:paragraph-properties fo:margin-top="0.1666in" fo:margin-bottom="0.1666in" fo:line-height="100%"/>
    </style:style>
    <style:style style:name="T5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8" style:parent-style-name="Standard" style:family="paragraph">
      <style:paragraph-properties fo:margin-top="0.1666in" fo:margin-bottom="0.1666in" fo:line-height="100%"/>
    </style:style>
    <style:style style:name="T5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P59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T595" style:parent-style-name="Car.predefinitoparagrafo" style:family="text">
      <style:text-properties style:font-name="Century Gothic" style:font-name-asian="Century Gothic" style:font-name-complex="Century Gothic"/>
    </style:style>
    <style:style style:name="TableColumn597" style:family="table-column">
      <style:table-column-properties style:column-width="1.375in" style:use-optimal-column-width="false"/>
    </style:style>
    <style:style style:name="TableColumn598" style:family="table-column">
      <style:table-column-properties style:column-width="5.3111in" style:use-optimal-column-width="false"/>
    </style:style>
    <style:style style:name="Table596" style:family="table">
      <style:table-properties style:width="6.6861in" fo:margin-left="0in" table:align="lef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P60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P603" style:parent-style-name="Standard" style:family="paragraph">
      <style:text-properties style:font-name="Century Gothic" style:font-name-asian="Century Gothic" style:font-name-complex="Century Gothic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07" style:family="table-cell">
      <style:table-cell-properties fo:border="0.0069in solid #000000" style:writing-mode="lr-tb" fo:padding-top="0in" fo:padding-left="0.0784in" fo:padding-bottom="0in" fo:padding-right="0.075in"/>
    </style:style>
    <style:style style:name="P608" style:parent-style-name="Standard" style:family="paragraph">
      <style:text-properties style:font-name="Century Gothic" style:font-name-asian="Century Gothic" style:font-name-complex="Century Gothic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P61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12" style:family="table-cell">
      <style:table-cell-properties fo:border="0.0069in solid #000000" style:writing-mode="lr-tb" fo:padding-top="0in" fo:padding-left="0.0784in" fo:padding-bottom="0in" fo:padding-right="0.075in"/>
    </style:style>
    <style:style style:name="P613" style:parent-style-name="Standard" style:family="paragraph">
      <style:text-properties style:font-name="Century Gothic" style:font-name-asian="Century Gothic" style:font-name-complex="Century Gothic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P61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T618" style:parent-style-name="Car.predefinitoparagrafo" style:family="text">
      <style:text-properties style:font-name="Century Gothic" style:font-name-asian="Century Gothic" style:font-name-complex="Century Gothic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P6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P623" style:parent-style-name="Standard" style:family="paragraph">
      <style:paragraph-properties fo:margin-top="0.1666in" fo:margin-bottom="0.1666in" fo:line-height="100%"/>
    </style:style>
    <style:style style:name="T6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25" style:parent-style-name="Standard" style:family="paragraph">
      <style:paragraph-properties fo:margin-top="0.1666in" fo:margin-bottom="0.1666in" fo:line-height="100%"/>
    </style:style>
    <style:style style:name="T6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2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29" style:parent-style-name="Standard" style:family="paragraph">
      <style:paragraph-properties fo:margin-top="0.1666in" fo:margin-bottom="0.1666in" fo:line-height="100%"/>
    </style:style>
    <style:style style:name="T6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1" style:parent-style-name="Standard" style:family="paragraph">
      <style:paragraph-properties fo:margin-top="0.1666in" fo:margin-bottom="0.1666in" fo:line-height="100%"/>
    </style:style>
    <style:style style:name="T6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637" style:parent-style-name="Standard" style:family="paragraph">
      <style:paragraph-properties fo:margin-top="0.1666in" fo:margin-bottom="0.1666in" fo:line-height="100%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84in" fo:padding-bottom="0in" fo:padding-right="0.075in"/>
    </style:style>
    <style:style style:name="P64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T647" style:parent-style-name="Car.predefinitoparagrafo" style:family="text">
      <style:text-properties style:font-name="Century Gothic" style:font-name-asian="Century Gothic" style:font-name-complex="Century Gothic"/>
    </style:style>
    <style:style style:name="P64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650" style:family="table-column">
      <style:table-column-properties style:column-width="1.375in" style:use-optimal-column-width="false"/>
    </style:style>
    <style:style style:name="TableColumn651" style:family="table-column">
      <style:table-column-properties style:column-width="5.3111in" style:use-optimal-column-width="false"/>
    </style:style>
    <style:style style:name="Table649" style:family="table">
      <style:table-properties style:width="6.6861in" fo:margin-left="0in" table:align="lef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fo:padding-top="0in" fo:padding-left="0.0784in" fo:padding-bottom="0in" fo:padding-right="0.075in"/>
    </style:style>
    <style:style style:name="P65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55" style:family="table-cell">
      <style:table-cell-properties fo:border="0.0069in solid #000000" style:writing-mode="lr-tb" fo:padding-top="0in" fo:padding-left="0.0784in" fo:padding-bottom="0in" fo:padding-right="0.075in"/>
    </style:style>
    <style:style style:name="P656" style:parent-style-name="Standard" style:family="paragraph">
      <style:text-properties style:font-name="Century Gothic" style:font-name-asian="Century Gothic" style:font-name-complex="Century Gothic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84in" fo:padding-bottom="0in" fo:padding-right="0.075in"/>
    </style:style>
    <style:style style:name="P65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0" style:family="table-cell">
      <style:table-cell-properties fo:border="0.0069in solid #000000" style:writing-mode="lr-tb" fo:padding-top="0in" fo:padding-left="0.0784in" fo:padding-bottom="0in" fo:padding-right="0.075in"/>
    </style:style>
    <style:style style:name="P661" style:parent-style-name="Standard" style:family="paragraph">
      <style:text-properties style:font-name="Century Gothic" style:font-name-asian="Century Gothic" style:font-name-complex="Century Gothic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6" style:parent-style-name="Standard" style:family="paragraph">
      <style:text-properties style:font-name="Century Gothic" style:font-name-asian="Century Gothic" style:font-name-complex="Century Goth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P66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672" style:parent-style-name="Car.predefinitoparagrafo" style:family="text">
      <style:text-properties style:font-name="Century Gothic" style:font-name-asian="Century Gothic" style:font-name-complex="Century Gothic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P677" style:parent-style-name="Standard" style:family="paragraph">
      <style:paragraph-properties fo:margin-top="0.1666in" fo:margin-bottom="0.1666in" fo:line-height="100%"/>
    </style:style>
    <style:style style:name="T6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0" style:parent-style-name="Standard" style:family="paragraph">
      <style:paragraph-properties fo:margin-top="0.1666in" fo:margin-bottom="0.1666in" fo:line-height="100%"/>
    </style:style>
    <style:style style:name="T6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P6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/>
    </style:style>
    <style:style style:name="P68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8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89" style:parent-style-name="Standard" style:family="paragraph">
      <style:text-properties style:font-name="Century Gothic" style:font-name-asian="Century Gothic" style:font-name-complex="Century Gothic" fo:font-weight="bold" style:font-weight-asian="bold" style:font-weight-complex="bold" fo:font-size="12pt" style:font-size-asian="12pt" style:font-size-complex="12pt"/>
    </style:style>
    <style:style style:name="TableColumn691" style:family="table-column">
      <style:table-column-properties style:column-width="1.375in" style:use-optimal-column-width="false"/>
    </style:style>
    <style:style style:name="TableColumn692" style:family="table-column">
      <style:table-column-properties style:column-width="5.3111in" style:use-optimal-column-width="false"/>
    </style:style>
    <style:style style:name="Table690" style:family="table">
      <style:table-properties style:width="6.6861in" fo:margin-left="0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P69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97" style:parent-style-name="Car.predefinitoparagrafo" style:family="text">
      <style:text-properties style:font-name="Century Gothic" style:font-name-asian="Century Gothic" style:font-name-complex="Century Gothic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style:writing-mode="lr-tb" fo:padding-top="0in" fo:padding-left="0.0784in" fo:padding-bottom="0in" fo:padding-right="0.075in"/>
    </style:style>
    <style:style style:name="P7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04" style:parent-style-name="Car.predefinitoparagrafo" style:family="text">
      <style:text-properties style:font-name="Century Gothic" style:font-name-asian="Century Gothic" style:font-name-complex="Century Gothic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0" style:parent-style-name="Car.predefinitoparagrafo" style:family="text">
      <style:text-properties style:font-name="Century Gothic" style:font-name-asian="Century Gothic" style:font-name-complex="Century Gothic"/>
    </style:style>
    <style:style style:name="TableCell711" style:family="table-cell">
      <style:table-cell-properties fo:border="0.0069in solid #000000" style:writing-mode="lr-tb" fo:padding-top="0in" fo:padding-left="0.0784in" fo:padding-bottom="0in" fo:padding-right="0.075in"/>
    </style:style>
    <style:style style:name="P712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P71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T717" style:parent-style-name="Car.predefinitoparagrafo" style:family="text">
      <style:text-properties style:font-name="Century Gothic" style:font-name-asian="Century Gothic" style:font-name-complex="Century Gothic"/>
    </style:style>
    <style:style style:name="TableRow718" style:family="table-row">
      <style:table-row-properties style:min-row-height="0.8888in" style:use-optimal-row-height="false"/>
    </style:style>
    <style:style style:name="TableCell719" style:family="table-cell">
      <style:table-cell-properties fo:border="0.0069in solid #000000" style:writing-mode="lr-tb" fo:padding-top="0in" fo:padding-left="0.0784in" fo:padding-bottom="0in" fo:padding-right="0.075in"/>
    </style:style>
    <style:style style:name="P72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7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Standard" style:family="paragraph">
      <style:paragraph-properties fo:margin-top="0.1666in" fo:margin-bottom="0.1666in" fo:line-height="100%"/>
    </style:style>
    <style:style style:name="T7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28" style:parent-style-name="Standard" style:family="paragraph">
      <style:paragraph-properties fo:margin-top="0.1666in" fo:margin-bottom="0.1666in" fo:line-height="100%"/>
    </style:style>
    <style:style style:name="T7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33" style:parent-style-name="Standard" style:family="paragraph">
      <style:paragraph-properties fo:margin-top="0.1666in" fo:margin-bottom="0.1666in" fo:line-height="100%"/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min-row-height="0.0277in"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P73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text-properties style:font-name="Century Gothic" style:font-name-asian="Century Gothic" style:font-name-complex="Century Gothic"/>
    </style:style>
    <style:style style:name="P74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4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3" style:family="table-column">
      <style:table-column-properties style:column-width="1.375in" style:use-optimal-column-width="false"/>
    </style:style>
    <style:style style:name="TableColumn744" style:family="table-column">
      <style:table-column-properties style:column-width="5.3111in" style:use-optimal-column-width="false"/>
    </style:style>
    <style:style style:name="Table742" style:family="table">
      <style:table-properties style:width="6.6861in" fo:margin-left="0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69in solid #000000" style:writing-mode="lr-tb" fo:padding-top="0in" fo:padding-left="0.0784in" fo:padding-bottom="0in" fo:padding-right="0.075in"/>
    </style:style>
    <style:style style:name="P74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9" style:parent-style-name="Car.predefinitoparagrafo" style:family="text">
      <style:text-properties style:font-name="Century Gothic" style:font-name-asian="Century Gothic" style:font-name-complex="Century Gothic"/>
    </style:style>
    <style:style style:name="TableCell750" style:family="table-cell">
      <style:table-cell-properties fo:border="0.0069in solid #000000" style:writing-mode="lr-tb" fo:padding-top="0in" fo:padding-left="0.0784in" fo:padding-bottom="0in" fo:padding-right="0.075in"/>
    </style:style>
    <style:style style:name="P751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6" style:parent-style-name="Car.predefinitoparagrafo" style:family="text">
      <style:text-properties style:font-name="Century Gothic" style:font-name-asian="Century Gothic" style:font-name-complex="Century Gothic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T7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T769" style:parent-style-name="Car.predefinitoparagrafo" style:family="text">
      <style:text-properties style:font-name="Century Gothic" style:font-name-asian="Century Gothic" style:font-name-complex="Century Gothic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Row771" style:family="table-row">
      <style:table-row-properties style:min-row-height="0.8888in" style:use-optimal-row-height="false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P7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77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 fo:margin-top="0.1666in" fo:margin-bottom="0.1666in" fo:line-height="100%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P778" style:parent-style-name="Standard" style:family="paragraph">
      <style:paragraph-properties fo:margin-top="0.1666in" fo:margin-bottom="0.1666in" fo:line-height="100%"/>
    </style:style>
    <style:style style:name="T779" style:parent-style-name="Car.predefinitoparagrafo" style:family="text">
      <style:text-properties style:font-name="Century Gothic" style:font-name-asian="Century Gothic" style:font-name-complex="Century Gothic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81" style:parent-style-name="Car.predefinitoparagrafo" style:family="text">
      <style:text-properties style:font-name="Century Gothic" style:font-name-asian="Century Gothic" style:font-name-complex="Century Gothic"/>
    </style:style>
    <style:style style:name="T782" style:parent-style-name="Car.predefinitoparagrafo" style:family="text">
      <style:text-properties style:font-name="Century Gothic" style:font-name-asian="Century Gothic" style:font-name-complex="Century Gothic"/>
    </style:style>
    <style:style style:name="P783" style:parent-style-name="Standard" style:family="paragraph">
      <style:paragraph-properties fo:margin-top="0.1666in" fo:margin-bottom="0.1666in" fo:line-height="100%"/>
    </style:style>
    <style:style style:name="T784" style:parent-style-name="Car.predefinitoparagrafo" style:family="text">
      <style:text-properties style:font-name="Century Gothic" style:font-name-asian="Century Gothic" style:font-name-complex="Century Gothic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P78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P790" style:parent-style-name="Standard" style:family="paragraph">
      <style:text-properties style:font-name="Century Gothic" style:font-name-asian="Century Gothic" style:font-name-complex="Century Gothic"/>
    </style:style>
    <style:style style:name="P79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3" style:family="table-column">
      <style:table-column-properties style:column-width="1.375in" style:use-optimal-column-width="false"/>
    </style:style>
    <style:style style:name="TableColumn794" style:family="table-column">
      <style:table-column-properties style:column-width="5.3111in" style:use-optimal-column-width="false"/>
    </style:style>
    <style:style style:name="Table792" style:family="table">
      <style:table-properties style:width="6.6861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9" style:parent-style-name="Car.predefinitoparagrafo" style:family="text">
      <style:text-properties style:font-name="Century Gothic" style:font-name-asian="Century Gothic" style:font-name-complex="Century Gothic"/>
    </style:style>
    <style:style style:name="TableCell800" style:family="table-cell">
      <style:table-cell-properties fo:border="0.0069in solid #000000" style:writing-mode="lr-tb" fo:padding-top="0in" fo:padding-left="0.0784in" fo:padding-bottom="0in" fo:padding-right="0.075in"/>
    </style:style>
    <style:style style:name="P801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84in" fo:padding-bottom="0in" fo:padding-right="0.075in"/>
    </style:style>
    <style:style style:name="P81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P82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2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 fo:margin-top="0.1666in" fo:margin-bottom="0.1666in" fo:line-height="100%"/>
    </style:style>
    <style:style style:name="T8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29" style:parent-style-name="Standard" style:family="paragraph">
      <style:paragraph-properties fo:margin-top="0.1666in" fo:margin-bottom="0.1666in" fo:line-height="100%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32" style:parent-style-name="Car.predefinitoparagrafo" style:family="text">
      <style:text-properties style:font-name="Century Gothic" style:font-name-asian="Century Gothic" style:font-name-complex="Century Gothic"/>
    </style:style>
    <style:style style:name="P833" style:parent-style-name="Standard" style:family="paragraph">
      <style:paragraph-properties fo:margin-top="0.1666in" fo:margin-bottom="0.1666in" fo:line-height="100%"/>
    </style:style>
    <style:style style:name="T834" style:parent-style-name="Car.predefinitoparagrafo" style:family="text">
      <style:text-properties style:font-name="Century Gothic" style:font-name-asian="Century Gothic" style:font-name-complex="Century Gothic"/>
    </style:style>
    <style:style style:name="T835" style:parent-style-name="Car.predefinitoparagrafo" style:family="text">
      <style:text-properties style:font-name="Century Gothic" style:font-name-asian="Century Gothic" style:font-name-complex="Century Gothic"/>
    </style:style>
    <style:style style:name="P836" style:parent-style-name="Standard" style:family="paragraph">
      <style:paragraph-properties fo:margin-top="0.1666in" fo:margin-bottom="0.1666in" fo:line-height="100%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8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41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842" style:parent-style-name="Standard" style:family="paragraph">
      <style:paragraph-properties fo:margin-top="0.1666in" fo:margin-bottom="0.1666in" fo:line-height="100%"/>
    </style:style>
    <style:style style:name="T8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85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51" style:parent-style-name="Car.predefinitoparagrafo" style:family="text">
      <style:text-properties style:font-name="Century Gothic" style:font-name-asian="Century Gothic" style:font-name-complex="Century Gothic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4" style:parent-style-name="Standard" style:family="paragraph">
      <style:text-properties style:font-name="Century Gothic" fo:font-weight="bold" style:font-weight-asian="bold" style:font-weight-complex="bold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56" style:parent-style-name="Standard" style:family="paragraph">
      <style:text-properties style:font-name="Century Gothic" style:font-name-asian="Century Gothic" style:font-name-complex="Century Gothic"/>
    </style:style>
    <style:style style:name="P85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858" style:parent-style-name="Car.predefinitoparagrafo" style:family="text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60" style:family="table-column">
      <style:table-column-properties style:column-width="1.375in" style:use-optimal-column-width="false"/>
    </style:style>
    <style:style style:name="TableColumn861" style:family="table-column">
      <style:table-column-properties style:column-width="5.3111in" style:use-optimal-column-width="false"/>
    </style:style>
    <style:style style:name="Table859" style:family="table">
      <style:table-properties style:width="6.6861in" fo:margin-left="0in" table:align="lef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6" style:parent-style-name="Car.predefinitoparagrafo" style:family="text">
      <style:text-properties style:font-name="Century Gothic" style:font-name-asian="Century Gothic" style:font-name-complex="Century Gothic"/>
    </style:style>
    <style:style style:name="TableCell867" style:family="table-cell">
      <style:table-cell-properties fo:border="0.0069in solid #000000" style:writing-mode="lr-tb" fo:padding-top="0in" fo:padding-left="0.0784in" fo:padding-bottom="0in" fo:padding-right="0.075in"/>
    </style:style>
    <style:style style:name="P868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0" style:writing-mode="lr-tb" fo:padding-top="0in" fo:padding-left="0.0784in" fo:padding-bottom="0in" fo:padding-right="0.075in"/>
    </style:style>
    <style:style style:name="P87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3" style:parent-style-name="Car.predefinitoparagrafo" style:family="text">
      <style:text-properties style:font-name="Century Gothic" style:font-name-asian="Century Gothic" style:font-name-complex="Century Gothic"/>
    </style:style>
    <style:style style:name="TableCell874" style:family="table-cell">
      <style:table-cell-properties fo:border="0.0069in solid #000000" style:writing-mode="lr-tb" fo:padding-top="0in" fo:padding-left="0.0784in" fo:padding-bottom="0in" fo:padding-right="0.075in"/>
    </style:style>
    <style:style style:name="P875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style:writing-mode="lr-tb" fo:padding-top="0in" fo:padding-left="0.0784in" fo:padding-bottom="0in" fo:padding-right="0.075in"/>
    </style:style>
    <style:style style:name="T8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P881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P8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T886" style:parent-style-name="Car.predefinitoparagrafo" style:family="text">
      <style:text-properties style:font-name="Century Gothic" style:font-name-asian="Century Gothic" style:font-name-complex="Century Gothic"/>
    </style:style>
    <style:style style:name="T887" style:parent-style-name="Car.predefinitoparagrafo" style:family="text">
      <style:text-properties style:font-name="Century Gothic" style:font-name-asian="Century Gothic" style:font-name-complex="Century Gothic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9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92" style:family="table-cell">
      <style:table-cell-properties fo:border="0.0069in solid #000000" style:writing-mode="lr-tb" fo:padding-top="0in" fo:padding-left="0.0784in" fo:padding-bottom="0in" fo:padding-right="0.075in"/>
    </style:style>
    <style:style style:name="P893" style:parent-style-name="Standard" style:family="paragraph">
      <style:paragraph-properties fo:margin-top="0.1666in" fo:margin-bottom="0.1666in" fo:line-height="100%"/>
    </style:style>
    <style:style style:name="T8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5" style:parent-style-name="Standard" style:family="paragraph">
      <style:paragraph-properties fo:margin-top="0.1666in" fo:margin-bottom="0.1666in" fo:line-height="100%"/>
    </style:style>
    <style:style style:name="T8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9" style:parent-style-name="Standard" style:family="paragraph">
      <style:paragraph-properties fo:margin-top="0.1666in" fo:margin-bottom="0.1666in" fo:line-height="100%"/>
    </style:style>
    <style:style style:name="T9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0" style:writing-mode="lr-tb" fo:padding-top="0in" fo:padding-left="0.0784in" fo:padding-bottom="0in" fo:padding-right="0.075in"/>
    </style:style>
    <style:style style:name="P90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04" style:family="table-cell">
      <style:table-cell-properties fo:border="0.0069in solid #000000" style:writing-mode="lr-tb" fo:padding-top="0in" fo:padding-left="0.0784in" fo:padding-bottom="0in" fo:padding-right="0.075in"/>
    </style:style>
    <style:style style:name="P905" style:parent-style-name="Standard" style:family="paragraph">
      <style:text-properties style:font-name="Century Gothic" style:font-name-asian="Century Gothic" style:font-name-complex="Century Gothic"/>
    </style:style>
    <style:style style:name="P90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0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09" style:family="table-column">
      <style:table-column-properties style:column-width="1.375in" style:use-optimal-column-width="false"/>
    </style:style>
    <style:style style:name="TableColumn910" style:family="table-column">
      <style:table-column-properties style:column-width="5.3111in" style:use-optimal-column-width="false"/>
    </style:style>
    <style:style style:name="Table908" style:family="table">
      <style:table-properties style:width="6.6861in" fo:margin-left="0in" table:align="lef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style:writing-mode="lr-tb" fo:padding-top="0in" fo:padding-left="0.0784in" fo:padding-bottom="0in" fo:padding-right="0.075in"/>
    </style:style>
    <style:style style:name="P91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14" style:family="table-cell">
      <style:table-cell-properties fo:border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text-properties style:font-name="Century Gothic" style:font-name-asian="Century Gothic" style:font-name-complex="Century Gothic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0" style:writing-mode="lr-tb" fo:padding-top="0in" fo:padding-left="0.0784in" fo:padding-bottom="0in" fo:padding-right="0.075in"/>
    </style:style>
    <style:style style:name="P91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P920" style:parent-style-name="Standard" style:family="paragraph">
      <style:text-properties style:font-name="Century Gothic" style:font-name-asian="Century Gothic" style:font-name-complex="Century Gothic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24" style:family="table-cell">
      <style:table-cell-properties fo:border="0.0069in solid #000000" style:writing-mode="lr-tb" fo:padding-top="0in" fo:padding-left="0.0784in" fo:padding-bottom="0in" fo:padding-right="0.075in"/>
    </style:style>
    <style:style style:name="P925" style:parent-style-name="Standard" style:family="paragraph">
      <style:text-properties style:font-name="Century Gothic" style:font-name-asian="Century Gothic" style:font-name-complex="Century Gothic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0" style:writing-mode="lr-tb" fo:padding-top="0in" fo:padding-left="0.0784in" fo:padding-bottom="0in" fo:padding-right="0.075in"/>
    </style:style>
    <style:style style:name="P92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T930" style:parent-style-name="Car.predefinitoparagrafo" style:family="text">
      <style:text-properties style:font-name="Century Gothic" style:font-name-asian="Century Gothic" style:font-name-complex="Century Gothic"/>
    </style:style>
    <style:style style:name="T93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P93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P936" style:parent-style-name="Standard" style:family="paragraph">
      <style:paragraph-properties fo:margin-top="0.1666in" fo:margin-bottom="0.1666in" fo:line-height="100%"/>
    </style:style>
    <style:style style:name="T9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41" style:parent-style-name="Standard" style:family="paragraph">
      <style:paragraph-properties fo:margin-top="0.1666in" fo:margin-bottom="0.1666in" fo:line-height="100%"/>
    </style:style>
    <style:style style:name="T9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43" style:parent-style-name="Standard" style:family="paragraph">
      <style:paragraph-properties fo:margin-top="0.1666in" fo:margin-bottom="0.1666in" fo:line-height="100%"/>
    </style:style>
    <style:style style:name="T9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48" style:family="table-cell">
      <style:table-cell-properties fo:border="0.0069in solid #000000" style:writing-mode="lr-tb" fo:padding-top="0in" fo:padding-left="0.0784in" fo:padding-bottom="0in" fo:padding-right="0.075in"/>
    </style:style>
    <style:style style:name="T949" style:parent-style-name="Car.predefinitoparagrafo" style:family="text">
      <style:text-properties style:font-name="Century Gothic" style:font-name-asian="Century Gothic" style:font-name-complex="Century Gothic"/>
    </style:style>
    <style:style style:name="P95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5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5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54" style:family="table-column">
      <style:table-column-properties style:column-width="1.3743in" style:use-optimal-column-width="false"/>
    </style:style>
    <style:style style:name="TableColumn955" style:family="table-column">
      <style:table-column-properties style:column-width="5.4756in" style:use-optimal-column-width="false"/>
    </style:style>
    <style:style style:name="Table953" style:family="table">
      <style:table-properties style:width="6.85in" fo:margin-left="0in" table:align="lef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84in" fo:padding-bottom="0in" fo:padding-right="0.075in"/>
    </style:style>
    <style:style style:name="T9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9" style:parent-style-name="Car.predefinitoparagrafo" style:family="text">
      <style:text-properties style:font-name="Century Gothic" style:font-name-asian="Century Gothic" style:font-name-complex="Century Gothic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text-properties style:font-name="Century Gothic" style:font-name-asian="Century Gothic" style:font-name-complex="Century Gothic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0" style:writing-mode="lr-tb" fo:padding-top="0in" fo:padding-left="0.0784in" fo:padding-bottom="0in" fo:padding-right="0.075in"/>
    </style:style>
    <style:style style:name="T9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text-properties style:font-name="Century Gothic" style:font-name-asian="Century Gothic" style:font-name-complex="Century Gothic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069in solid #000000" style:writing-mode="lr-tb" fo:padding-top="0in" fo:padding-left="0.0784in" fo:padding-bottom="0in" fo:padding-right="0.075in"/>
    </style:style>
    <style:style style:name="P97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TableCell973" style:family="table-cell">
      <style:table-cell-properties fo:border="0.0069in solid #000000" style:writing-mode="lr-tb" fo:padding-top="0in" fo:padding-left="0.0784in" fo:padding-bottom="0in" fo:padding-right="0.075in"/>
    </style:style>
    <style:style style:name="P974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0" style:writing-mode="lr-tb" fo:padding-top="0in" fo:padding-left="0.0784in" fo:padding-bottom="0in" fo:padding-right="0.075in"/>
    </style:style>
    <style:style style:name="P977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978" style:family="table-cell">
      <style:table-cell-properties fo:border="0.0069in solid #000000" style:writing-mode="lr-tb" fo:padding-top="0in" fo:padding-left="0.0784in" fo:padding-bottom="0in" fo:padding-right="0.075in"/>
    </style:style>
    <style:style style:name="P97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80" style:parent-style-name="Car.predefinitoparagrafo" style:family="text">
      <style:text-properties style:font-name="Century Gothic" style:font-name-asian="Century Gothic" style:font-name-complex="Century Gothic"/>
    </style:style>
    <style:style style:name="T98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P98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6" style:parent-style-name="Car.predefinitoparagrafo" style:family="text">
      <style:text-properties style:font-name="Century Gothic" style:font-name-asian="Century Gothic" style:font-name-complex="Century Gothic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9" style:parent-style-name="Car.predefinitoparagrafo" style:family="text">
      <style:text-properties style:font-name="Century Gothic" style:font-name-asian="Century Gothic" style:font-name-complex="Century Gothic"/>
    </style:style>
    <style:style style:name="P9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P9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9" style:parent-style-name="Standard" style:family="paragraph">
      <style:text-properties style:font-name="Century Gothic" style:font-name-asian="Century Gothic" style:font-name-complex="Century Gothic"/>
    </style:style>
    <style:style style:name="P100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0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0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04" style:family="table-column">
      <style:table-column-properties style:column-width="1.3743in" style:use-optimal-column-width="false"/>
    </style:style>
    <style:style style:name="TableColumn1005" style:family="table-column">
      <style:table-column-properties style:column-width="5.4756in" style:use-optimal-column-width="false"/>
    </style:style>
    <style:style style:name="Table1003" style:family="table">
      <style:table-properties style:width="6.85in" fo:margin-left="0in" table:align="lef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9" style:parent-style-name="Car.predefinitoparagrafo" style:family="text">
      <style:text-properties style:font-name="Century Gothic" style:font-name-asian="Century Gothic" style:font-name-complex="Century Gothic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T1011" style:parent-style-name="Car.predefinitoparagrafo" style:family="text">
      <style:text-properties style:font-name="Century Gothic" style:font-name-asian="Century Gothic" style:font-name-complex="Century Gothic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0" style:writing-mode="lr-tb" fo:padding-top="0in" fo:padding-left="0.0784in" fo:padding-bottom="0in" fo:padding-right="0.075in"/>
    </style:style>
    <style:style style:name="T10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text-properties style:font-name="Century Gothic" style:font-name-asian="Century Gothic" style:font-name-complex="Century Gothic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P102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P1024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P1027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10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3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P103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P104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10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4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P1055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1057" style:family="table-column">
      <style:table-column-properties style:column-width="1.3743in" style:use-optimal-column-width="false"/>
    </style:style>
    <style:style style:name="TableColumn1058" style:family="table-column">
      <style:table-column-properties style:column-width="5.4756in" style:use-optimal-column-width="false"/>
    </style:style>
    <style:style style:name="Table1056" style:family="table">
      <style:table-properties style:width="6.85in" fo:margin-left="0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T10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84in" fo:padding-bottom="0in" fo:padding-right="0.075in"/>
    </style:style>
    <style:style style:name="T10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Cell1069" style:family="table-cell">
      <style:table-cell-properties fo:border="0.0069in solid #000000" style:writing-mode="lr-tb" fo:padding-top="0in" fo:padding-left="0.0784in" fo:padding-bottom="0in" fo:padding-right="0.075in"/>
    </style:style>
    <style:style style:name="P1070" style:parent-style-name="Standard" style:family="paragraph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P107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P1080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081" style:family="table-cell">
      <style:table-cell-properties fo:border="0.0069in solid #000000" style:writing-mode="lr-tb" fo:padding-top="0in" fo:padding-left="0.0784in" fo:padding-bottom="0in" fo:padding-right="0.075in"/>
    </style:style>
    <style:style style:name="P108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10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86" style:parent-style-name="Car.predefinitoparagrafo" style:family="text">
      <style:text-properties style:font-name="Century Gothic" style:font-name-asian="Century Gothic" style:font-name-complex="Century Gothic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P108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1095" style:parent-style-name="Car.predefinitoparagrafo" style:family="text">
      <style:text-properties style:font-name="Century Gothic" style:font-name-asian="Century Gothic" style:font-name-complex="Century Gothic"/>
    </style:style>
    <style:style style:name="T109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9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P109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11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02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03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04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0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0" style:parent-style-name="Car.predefinitoparagrafo" style:family="text">
      <style:text-properties style:font-name="Century Gothic"/>
    </style:style>
    <style:style style:name="T1111" style:parent-style-name="Car.predefinitoparagrafo" style:family="text">
      <style:text-properties style:font-name="Century Gothic" fo:font-style="italic" style:font-style-asian="italic" style:font-style-complex="italic"/>
    </style:style>
    <style:style style:name="T1112" style:parent-style-name="Car.predefinitoparagrafo" style:family="text">
      <style:text-properties style:font-name="Century Gothic" style:font-name-asian="Century Gothic" style:font-name-complex="Century Gothic"/>
    </style:style>
    <style:style style:name="P111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4" style:parent-style-name="Car.predefinitoparagrafo" style:family="text">
      <style:text-properties style:font-name="Century Gothic" style:font-name-asian="Century Gothic" style:font-name-complex="Century Gothic"/>
    </style:style>
    <style:style style:name="T1115" style:parent-style-name="Car.predefinitoparagrafo" style:family="text">
      <style:text-properties style:font-name="Century Gothic"/>
    </style:style>
    <style:style style:name="T1116" style:parent-style-name="Car.predefinitoparagrafo" style:family="text">
      <style:text-properties style:font-name="Century Gothic" fo:font-style="italic" style:font-style-asian="italic" style:font-style-complex="italic"/>
    </style:style>
    <style:style style:name="T1117" style:parent-style-name="Car.predefinitoparagrafo" style:family="text">
      <style:text-properties style:font-name="Century Gothic"/>
    </style:style>
    <style:style style:name="T1118" style:parent-style-name="Car.predefinitoparagrafo" style:family="text">
      <style:text-properties style:font-name="Century Gothic" style:font-name-asian="Century Gothic" style:font-name-complex="Century Gothic"/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T11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TableColumn1126" style:family="table-column">
      <style:table-column-properties style:column-width="1.3743in" style:use-optimal-column-width="false"/>
    </style:style>
    <style:style style:name="TableColumn1127" style:family="table-column">
      <style:table-column-properties style:column-width="5.4756in" style:use-optimal-column-width="false"/>
    </style:style>
    <style:style style:name="Table1125" style:family="table">
      <style:table-properties style:width="6.85in" fo:margin-left="0in" table:align="lef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1" style:parent-style-name="Car.predefinitoparagrafo" style:family="text">
      <style:text-properties style:font-name="Century Gothic" style:font-name-asian="Century Gothic" style:font-name-complex="Century Gothic"/>
    </style:style>
    <style:style style:name="TableCell1132" style:family="table-cell">
      <style:table-cell-properties fo:border="0.0069in solid #000000" style:writing-mode="lr-tb" fo:padding-top="0in" fo:padding-left="0.0784in" fo:padding-bottom="0in" fo:padding-right="0.075in"/>
    </style:style>
    <style:style style:name="T1133" style:parent-style-name="Car.predefinitoparagrafo" style:family="text">
      <style:text-properties style:font-name="Century Gothic" style:font-name-asian="Century Gothic" style:font-name-complex="Century Gothic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139" style:parent-style-name="Standard" style:family="paragraph">
      <style:text-properties style:font-name="Century Gothic" style:font-name-asian="Century Gothic" style:font-name-complex="Century Gothic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149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15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1153" style:parent-style-name="Car.predefinitoparagrafo" style:family="text">
      <style:text-properties style:font-name="Century Gothic" style:font-name-asian="Century Gothic" style:font-name-complex="Century Gothic"/>
    </style:style>
    <style:style style:name="T11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15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ableCell1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16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116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P1166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1169" style:parent-style-name="Car.predefinitoparagrafo" style:family="text">
      <style:text-properties style:font-name="Century Gothic" style:font-name-asian="Century Gothic" style:font-name-complex="Century Gothic"/>
    </style:style>
    <style:style style:name="T117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1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72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173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17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178" style:parent-style-name="Standard" style:family="paragraph">
      <style:text-properties style:font-name="Century Gothic" style:font-name-asian="Century Gothic" style:font-name-complex="Century Gothic"/>
    </style:style>
    <style:style style:name="TableColumn1180" style:family="table-column">
      <style:table-column-properties style:column-width="1.375in" style:use-optimal-column-width="false"/>
    </style:style>
    <style:style style:name="TableColumn1181" style:family="table-column">
      <style:table-column-properties style:column-width="5.3111in" style:use-optimal-column-width="false"/>
    </style:style>
    <style:style style:name="Table1179" style:family="table">
      <style:table-properties style:width="6.6861in" fo:margin-left="0in" table:align="lef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1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P11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90" style:family="table-cell">
      <style:table-cell-properties fo:border="0.0069in solid #000000" style:writing-mode="lr-tb" fo:padding-top="0in" fo:padding-left="0.0784in" fo:padding-bottom="0in" fo:padding-right="0.075in"/>
    </style:style>
    <style:style style:name="P1191" style:parent-style-name="Standard" style:family="paragraph">
      <style:text-properties style:font-name="Century Gothic" style:font-name-asian="Century Gothic" style:font-name-complex="Century Gothic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text-properties style:font-name="Century Gothic" style:font-name-asian="Century Gothic" style:font-name-complex="Century Gothic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00" style:family="table-cell">
      <style:table-cell-properties fo:border="0.0069in solid #000000" style:writing-mode="lr-tb" fo:padding-top="0in" fo:padding-left="0.0784in" fo:padding-bottom="0in" fo:padding-right="0.075in"/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T12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0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fo:padding-top="0in" fo:padding-left="0.0784in" fo:padding-bottom="0in" fo:padding-right="0.075in"/>
    </style:style>
    <style:style style:name="P120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P1208" style:parent-style-name="Standard" style:family="paragraph">
      <style:paragraph-properties fo:margin-top="0.1666in" fo:margin-bottom="0.1666in" fo:line-height="100%"/>
    </style:style>
    <style:style style:name="T12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13" style:parent-style-name="Standard" style:family="paragraph">
      <style:paragraph-properties fo:margin-top="0.1666in" fo:margin-bottom="0.1666in" fo:line-height="100%"/>
    </style:style>
    <style:style style:name="T12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84in" fo:padding-bottom="0in" fo:padding-right="0.075in"/>
    </style:style>
    <style:style style:name="P122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21" style:family="table-cell">
      <style:table-cell-properties fo:border="0.0069in solid #000000" style:writing-mode="lr-tb" fo:padding-top="0in" fo:padding-left="0.0784in" fo:padding-bottom="0in" fo:padding-right="0.075in"/>
    </style:style>
    <style:style style:name="T122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24" style:family="table-column">
      <style:table-column-properties style:column-width="1.375in" style:use-optimal-column-width="false"/>
    </style:style>
    <style:style style:name="TableColumn1225" style:family="table-column">
      <style:table-column-properties style:column-width="5.3111in" style:use-optimal-column-width="false"/>
    </style:style>
    <style:style style:name="Table1223" style:family="table">
      <style:table-properties style:width="6.6861in" fo:margin-left="0in" table:align="left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T1230" style:parent-style-name="Car.predefinitoparagrafo" style:family="text">
      <style:text-properties style:font-name="Century Gothic" style:font-name-asian="Century Gothic" style:font-name-complex="Century Gothic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P1235" style:parent-style-name="Standard" style:family="paragraph">
      <style:text-properties style:font-name="Century Gothic" style:font-name-asian="Century Gothic" style:font-name-complex="Century Gothic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39" style:family="table-cell">
      <style:table-cell-properties fo:border="0.0069in solid #000000" style:writing-mode="lr-tb" fo:padding-top="0in" fo:padding-left="0.0784in" fo:padding-bottom="0in" fo:padding-right="0.075in"/>
    </style:style>
    <style:style style:name="P1240" style:parent-style-name="Standard" style:family="paragraph">
      <style:text-properties style:font-name="Century Gothic" style:font-name-asian="Century Gothic" style:font-name-complex="Century Gothic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style:writing-mode="lr-tb" fo:padding-top="0in" fo:padding-left="0.0784in" fo:padding-bottom="0in" fo:padding-right="0.075in"/>
    </style:style>
    <style:style style:name="P124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44" style:family="table-cell">
      <style:table-cell-properties fo:border="0.0069in solid #000000" style:writing-mode="lr-tb" fo:padding-top="0in" fo:padding-left="0.0784in" fo:padding-bottom="0in" fo:padding-right="0.075in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1246" style:parent-style-name="Car.predefinitoparagrafo" style:family="text">
      <style:text-properties style:font-name="Century Gothic" style:font-name-asian="Century Gothic" style:font-name-complex="Century Gothic"/>
    </style:style>
    <style:style style:name="T12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="0.0069in solid #000000" style:writing-mode="lr-tb" fo:padding-top="0in" fo:padding-left="0.0784in" fo:padding-bottom="0in" fo:padding-right="0.075in"/>
    </style:style>
    <style:style style:name="P125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52" style:family="table-cell">
      <style:table-cell-properties fo:border="0.0069in solid #000000" style:writing-mode="lr-tb" fo:padding-top="0in" fo:padding-left="0.0784in" fo:padding-bottom="0in" fo:padding-right="0.075in"/>
    </style:style>
    <style:style style:name="P1253" style:parent-style-name="Standard" style:family="paragraph">
      <style:paragraph-properties fo:margin-top="0.1666in" fo:margin-bottom="0.1666in" fo:line-height="100%"/>
    </style:style>
    <style:style style:name="T12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58" style:parent-style-name="Standard" style:family="paragraph">
      <style:paragraph-properties fo:margin-top="0.1666in" fo:margin-bottom="0.1666in" fo:line-height="100%"/>
    </style:style>
    <style:style style:name="T12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0.0069in solid #000000" style:writing-mode="lr-tb" fo:padding-top="0in" fo:padding-left="0.0784in" fo:padding-bottom="0in" fo:padding-right="0.075in"/>
    </style:style>
    <style:style style:name="P126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263" style:family="table-cell">
      <style:table-cell-properties fo:border="0.0069in solid #000000" style:writing-mode="lr-tb" fo:padding-top="0in" fo:padding-left="0.0784in" fo:padding-bottom="0in" fo:padding-right="0.075in"/>
    </style:style>
    <style:style style:name="P1264" style:parent-style-name="Standard" style:family="paragraph">
      <style:text-properties style:font-name="Century Gothic" style:font-name-asian="Century Gothic" style:font-name-complex="Century Gothic"/>
    </style:style>
  </office:automatic-styles>
  <office:body>
    <office:text text:use-soft-page-breaks="true">
      <text:p text:style-name="P1"><text:span text:style-name="T2">Requisiti Funzionali</text:span><text:span text:style-name="T3"><text:s/></text:span></text:p>
      <text:p text:style-name="Standard"><text:span text:style-name="T4"><text:tab/>1. Gestione Account</text:span></text:p>
      <text:p text:style-name="Standard"><text:span text:style-name="T5"><text:tab/></text:span><text:span text:style-name="T6"><text:tab/>1.1 Registrazione</text:span></text:p>
      <text:p text:style-name="Standard"><text:span text:style-name="T7"><text:tab/></text:span><text:span text:style-name="T8"><text:tab/></text:span><text:span text:style-name="T9"><text:tab/></text:span><text:span text:style-name="T10">Il sistema darà la possibilità a qualsiasi visitatore del sito di<text:s/></text:span><text:span text:style-name="T11"><text:tab/></text:span><text:span text:style-name="T12"><text:tab/></text:span><text:span text:style-name="T13"><text:tab/>registrarsi, salvando i dati in un database.</text:span></text:p>
      <text:p text:style-name="Standard"><text:span text:style-name="T14"><text:tab/></text:span><text:span text:style-name="T15"><text:tab/>1.2 Login</text:span></text:p>
      <text:p text:style-name="Standard"><text:span text:style-name="T16"><text:tab/></text:span><text:span text:style-name="T17"><text:tab/></text:span><text:span text:style-name="T18"><text:tab/></text:span><text:span text:style-name="T19">Il sistema fornirà all’utente la<text:s/></text:span><text:span text:style-name="T20">possibilità di autenticarsi con le <text:s/></text:span><text:span text:style-name="T21"><text:tab/></text:span><text:span text:style-name="T22"><text:tab/></text:span><text:span text:style-name="T23"><text:tab/>proprie credenziali e, quindi, accedere alla propria area<text:s/></text:span><text:span text:style-name="T24"><text:tab/></text:span><text:span text:style-name="T25"><text:tab/></text:span><text:span text:style-name="T26"><text:tab/></text:span><text:span text:style-name="T27"><text:tab/>utente.</text:span></text:p>
      <text:p text:style-name="Standard"><text:span text:style-name="T28"><text:tab/></text:span><text:span text:style-name="T29"><text:tab/>1.3 Log out</text:span></text:p>
      <text:p text:style-name="Standard"><text:span text:style-name="T30"><text:tab/></text:span><text:span text:style-name="T31"><text:tab/></text:span><text:span text:style-name="T32"><text:tab/></text:span><text:span text:style-name="T33">Il sistema permetterà all’utente di uscire dal suo account e, in<text:s/></text:span><text:span text:style-name="T34"><text:tab/></text:span><text:span text:style-name="T35"><text:tab/></text:span><text:span text:style-name="T36"><text:tab/>seguito, visualizzare solo i contenuti pubblici del sito.</text:span></text:p>
      <text:p text:style-name="Standard"><text:span text:style-name="T37"><text:tab/></text:span><text:span text:style-name="T38"><text:tab/>1.</text:span><text:span text:style-name="T39">4 Modifiche Utente</text:span></text:p>
      <text:p text:style-name="Standard"><text:span text:style-name="T40"><text:tab/></text:span><text:span text:style-name="T41"><text:tab/></text:span><text:span text:style-name="T42"><text:tab/></text:span><text:span text:style-name="T43">Il sistema permetterà all’utente di modificare i dati del<text:s/></text:span><text:span text:style-name="T44"><text:tab/></text:span><text:span text:style-name="T45"><text:tab/></text:span><text:span text:style-name="T46"><text:tab/></text:span><text:span text:style-name="T47"><text:tab/>proprio account: username, password, descrizione, dati<text:s/></text:span><text:span text:style-name="T48"><text:tab/></text:span><text:span text:style-name="T49"><text:tab/></text:span><text:span text:style-name="T50"><text:tab/></text:span><text:span text:style-name="T51"><text:tab/>anagrafici, aggiungere o eliminare booklist.</text:span></text:p>
      <text:p text:style-name="Standard"><text:span text:style-name="T52"><text:tab/></text:span><text:span text:style-name="T53"><text:tab/></text:span><text:span text:style-name="T54">1.5 Area Utente</text:span></text:p>
      <text:p text:style-name="Standard"><text:span text:style-name="T55"><text:tab/></text:span><text:span text:style-name="T56"><text:tab/></text:span><text:span text:style-name="T57"><text:tab/></text:span><text:span text:style-name="T58">Il sistema permetterà all’utente di visualizzar</text:span><text:span text:style-name="T59">e nella propria<text:s/></text:span><text:span text:style-name="T60"><text:tab/></text:span><text:span text:style-name="T61"><text:tab/></text:span><text:span text:style-name="T62"><text:tab/>area personale: suggerimenti su libri e utenti in base ai propri<text:s/></text:span><text:span text:style-name="T63"><text:tab/></text:span><text:span text:style-name="T64"><text:tab/></text:span><text:span text:style-name="T65"><text:tab/>gusti, gli utenti che segue, le proprie booklist, i propri dati<text:s/></text:span><text:span text:style-name="T66"><text:tab/></text:span><text:span text:style-name="T67"><text:tab/></text:span><text:span text:style-name="T68"><text:tab/></text:span><text:span text:style-name="T69"><text:tab/>anagrafici e le proprie credenziali.</text:span></text:p>
      <text:p text:style-name="Standard"><text:span text:style-name="T70"><text:tab/></text:span><text:span text:style-name="T71"><text:tab/></text:span><text:span text:style-name="T72">1.6 Contattare Admin</text:span></text:p>
      <text:p text:style-name="Standard"><text:span text:style-name="T73"><text:tab/></text:span><text:span text:style-name="T74"><text:tab/></text:span><text:span text:style-name="T75"><text:tab/></text:span><text:span text:style-name="T76">Il sistema permetterà di segnalare all</text:span><text:span text:style-name="T77">’admin eventuali<text:s/></text:span><text:span text:style-name="T78"><text:tab/></text:span><text:span text:style-name="T79"><text:tab/></text:span><text:span text:style-name="T80"><text:tab/></text:span><text:span text:style-name="T81"><text:tab/>problemi.</text:span></text:p>
      <text:p text:style-name="Standard"><text:span text:style-name="T82"><text:tab/></text:span><text:span text:style-name="T83"><text:tab/></text:span><text:span text:style-name="T84">1.7 Gestione Booklist</text:span></text:p>
      <text:p text:style-name="Standard"><text:span text:style-name="T85"><text:tab/></text:span><text:span text:style-name="T86"><text:tab/></text:span><text:span text:style-name="T87"><text:tab/></text:span><text:span text:style-name="T88">Il sistema permetterà all’utente di gestire le proprie booklist:<text:s/></text:span><text:span text:style-name="T89"><text:tab/></text:span><text:span text:style-name="T90"><text:tab/></text:span><text:span text:style-name="T91"><text:tab/>crearne una nuova, eliminarne, aggiungendo o togliendo libri<text:s/></text:span><text:span text:style-name="T92"><text:tab/></text:span><text:span text:style-name="T93"><text:tab/></text:span><text:span text:style-name="T94"><text:tab/>e modificarne il nome.</text:span></text:p>
      <text:p text:style-name="Standard"><text:span text:style-name="T95"><text:tab/></text:span><text:span text:style-name="T96">2. Gestione Prodotti</text:span></text:p>
      <text:p text:style-name="Standard"><text:span text:style-name="T97"><text:tab/></text:span><text:span text:style-name="T98"><text:tab/>2.1 Ricerca<text:s/></text:span><text:span text:style-name="T99">prodotti</text:span></text:p>
      <text:p text:style-name="Standard"><text:span text:style-name="T100"><text:tab/></text:span><text:span text:style-name="T101"><text:tab/></text:span><text:span text:style-name="T102"><text:tab/></text:span><text:span text:style-name="T103">Il sistema permetterà all’utente ed all’ospite di cercare i<text:s/></text:span><text:span text:style-name="T104"><text:tab/></text:span><text:span text:style-name="T105"><text:tab/></text:span><text:span text:style-name="T106"><text:tab/></text:span><text:span text:style-name="T107"><text:tab/>prodotti per nome, autore o genere.</text:span></text:p>
      <text:p text:style-name="Standard"><text:span text:style-name="T108"><text:tab/></text:span><text:span text:style-name="T109"><text:tab/></text:span><text:span text:style-name="T110">2.2 Visualizzazione per tipologia</text:span></text:p>
      <text:soft-page-break/>
      <text:p text:style-name="Standard"><text:span text:style-name="T111"><text:tab/></text:span><text:span text:style-name="T112"><text:tab/></text:span><text:span text:style-name="T113"><text:tab/></text:span><text:span text:style-name="T114">Il sistema permetterà di visualizzare i prodotti in base al<text:s/></text:span><text:span text:style-name="T115"><text:tab/></text:span><text:span text:style-name="T116"><text:tab/></text:span><text:span text:style-name="T117"><text:tab/></text:span><text:span text:style-name="T118"><text:tab/>genere o all’autore.</text:span></text:p>
      <text:p text:style-name="Standard"><text:span text:style-name="T119"><text:tab/></text:span><text:span text:style-name="T120"><text:tab/></text:span></text:p>
      <text:p text:style-name="Standard"><text:span text:style-name="T121"><text:tab/></text:span><text:span text:style-name="T122"><text:tab/></text:span><text:span text:style-name="T123">2.3 Visualizzaz</text:span><text:span text:style-name="T124">ione prodotto</text:span></text:p>
      <text:p text:style-name="Standard"><text:span text:style-name="T125"><text:tab/></text:span><text:span text:style-name="T126"><text:tab/></text:span><text:span text:style-name="T127"><text:tab/></text:span><text:span text:style-name="T128">Il sistema permetterà di visualizzare il prodotto ed i relativi<text:s/></text:span><text:span text:style-name="T129"><text:tab/></text:span><text:span text:style-name="T130"><text:tab/></text:span><text:span text:style-name="T131"><text:tab/></text:span><text:span text:style-name="T132"><text:tab/>dati.</text:span></text:p>
      <text:p text:style-name="Standard"><text:span text:style-name="T133"><text:tab/></text:span><text:span text:style-name="T134"><text:tab/>2.4 Recensione prodotto</text:span></text:p>
      <text:p text:style-name="Standard"><text:span text:style-name="T135"><text:tab/></text:span><text:span text:style-name="T136"><text:tab/></text:span><text:span text:style-name="T137"><text:tab/></text:span><text:span text:style-name="T138">Il sistema permetterà agli utenti di recensire il prodotto<text:s/></text:span><text:span text:style-name="T139"><text:tab/></text:span><text:span text:style-name="T140"><text:tab/></text:span><text:span text:style-name="T141"><text:tab/></text:span><text:span text:style-name="T142"><text:tab/>acquistato.</text:span></text:p>
      <text:p text:style-name="Standard"><text:span text:style-name="T143"><text:tab/></text:span><text:span text:style-name="T144"><text:tab/></text:span><text:span text:style-name="T145">2.5 Elimina recensione</text:span></text:p>
      <text:p text:style-name="Standard"><text:span text:style-name="T146"><text:tab/></text:span><text:span text:style-name="T147"><text:tab/></text:span><text:span text:style-name="T148"><text:tab/></text:span><text:span text:style-name="T149">Il sistema permetterà di<text:s/></text:span><text:span text:style-name="T150">eliminare la recensione all’utente<text:s/></text:span><text:span text:style-name="T151"><text:tab/></text:span><text:span text:style-name="T152"><text:tab/></text:span><text:span text:style-name="T153"><text:tab/></text:span><text:span text:style-name="T154"><text:tab/>che l’ha scritta e all’admin.</text:span></text:p>
      <text:p text:style-name="Standard"><text:span text:style-name="T155"><text:tab/>3. Gestione admin</text:span></text:p>
      <text:p text:style-name="Standard"><text:span text:style-name="T156"><text:tab/></text:span><text:span text:style-name="T157"><text:tab/>3.1 Aggiungere prodotto</text:span></text:p>
      <text:p text:style-name="Standard"><text:span text:style-name="T158"><text:tab/></text:span><text:span text:style-name="T159"><text:tab/></text:span><text:span text:style-name="T160"><text:tab/></text:span><text:span text:style-name="T161">Il sistema permetterà ad un admin di aggiungere uno o più<text:s/></text:span><text:span text:style-name="T162"><text:tab/></text:span><text:span text:style-name="T163"><text:tab/></text:span><text:span text:style-name="T164"><text:tab/></text:span><text:span text:style-name="T165"><text:tab/>prodotti.</text:span></text:p>
      <text:p text:style-name="Standard"><text:span text:style-name="T166"><text:tab/></text:span><text:span text:style-name="T167"><text:tab/></text:span><text:span text:style-name="T168">3.2 Eliminare prodotto</text:span></text:p>
      <text:p text:style-name="Standard"><text:span text:style-name="T169"><text:tab/></text:span><text:span text:style-name="T170"><text:tab/></text:span><text:span text:style-name="T171"><text:tab/></text:span><text:span text:style-name="T172">Il sistema permetterà ad un admin di el</text:span><text:span text:style-name="T173">iminare uno o più<text:s/></text:span><text:span text:style-name="T174"><text:tab/></text:span><text:span text:style-name="T175"><text:tab/></text:span><text:span text:style-name="T176"><text:tab/></text:span><text:span text:style-name="T177"><text:tab/>prodotti.</text:span></text:p>
      <text:p text:style-name="Standard"><text:span text:style-name="T178"><text:tab/></text:span><text:span text:style-name="T179"><text:tab/></text:span><text:span text:style-name="T180">3.3 Modificare il prodotto</text:span></text:p>
      <text:p text:style-name="Standard"><text:span text:style-name="T181"><text:tab/></text:span><text:span text:style-name="T182"><text:tab/></text:span><text:span text:style-name="T183"><text:tab/></text:span><text:span text:style-name="T184">Il sistema permetterà ad un admin di modificare gli attributi<text:s/></text:span><text:span text:style-name="T185"><text:tab/></text:span><text:span text:style-name="T186"><text:tab/></text:span><text:span text:style-name="T187"><text:tab/>di un prodotto (Nome, Descrizione, Genere, Casa Editrice,<text:s/></text:span><text:span text:style-name="T188"><text:tab/></text:span><text:span text:style-name="T189"><text:tab/></text:span><text:span text:style-name="T190"><text:tab/></text:span><text:span text:style-name="T191"><text:tab/>Anno di Pubblicazione, Prezzo, Autore e Recensioni).</text:span></text:p>
      <text:p text:style-name="Standard"><text:span text:style-name="T192"><text:tab/></text:span><text:span text:style-name="T193"><text:tab/></text:span><text:span text:style-name="T194">3.4 Blocca</text:span><text:span text:style-name="T195">re utente</text:span></text:p>
      <text:p text:style-name="Standard"><text:span text:style-name="T196"><text:tab/></text:span><text:span text:style-name="T197"><text:tab/></text:span><text:span text:style-name="T198"><text:tab/></text:span><text:span text:style-name="T199">Il sistema permetterà ad un admin di bloccare un utente nel<text:s/></text:span><text:span text:style-name="T200"><text:tab/></text:span><text:span text:style-name="T201"><text:tab/></text:span><text:span text:style-name="T202"><text:tab/>caso questo violi le regole del sito.</text:span></text:p>
      <text:p text:style-name="Standard"><text:span text:style-name="T203"><text:tab/></text:span><text:span text:style-name="T204"><text:tab/></text:span><text:span text:style-name="T205">3.5 Assistenza Utenti</text:span></text:p>
      <text:p text:style-name="Standard"><text:span text:style-name="T206"><text:tab/></text:span><text:span text:style-name="T207"><text:tab/></text:span><text:span text:style-name="T208"><text:tab/></text:span><text:span text:style-name="T209">Il sistema permetterà ad un admin di leggere le segnalazioni<text:s/></text:span><text:span text:style-name="T210"><text:tab/></text:span><text:span text:style-name="T211"><text:tab/></text:span><text:span text:style-name="T212"><text:tab/>inviate dagli utenti e di rispondere ad esse.</text:span></text:p>
      <text:p text:style-name="Standard"><text:span text:style-name="T213"><text:tab/></text:span><text:span text:style-name="T214"><text:tab/></text:span><text:span text:style-name="T215">3.6</text:span><text:span text:style-name="T216"><text:s/>Resoconto utenti</text:span></text:p>
      <text:p text:style-name="Standard"><text:span text:style-name="T217"><text:tab/></text:span><text:span text:style-name="T218"><text:tab/></text:span><text:span text:style-name="T219"><text:tab/></text:span><text:span text:style-name="T220">Il sistema mostrerà all’admin tutti gli utenti e i loro dati.</text:span></text:p>
      <text:p text:style-name="P221"/>
      <text:p text:style-name="P222"/>
      <text:p text:style-name="P223"/>
      <text:p text:style-name="P224"/>
      <text:p text:style-name="P225"/>
      <text:p text:style-name="P226"/>
      <text:p text:style-name="Standard"><text:span text:style-name="T227">Requisiti Non Funzionali</text:span></text:p>
      <text:p text:style-name="Standard"><text:span text:style-name="T228"><text:tab/>1. Usabilità</text:span></text:p>
      <text:p text:style-name="Standard"><text:span text:style-name="T229"><text:tab/></text:span><text:span text:style-name="T230"><text:tab/>1.1 Sistema Responsive</text:span></text:p>
      <text:p text:style-name="Standard"><text:span text:style-name="T231"><text:tab/></text:span><text:span text:style-name="T232"><text:tab/></text:span><text:span text:style-name="T233"><text:tab/></text:span><text:span text:style-name="T234">Il sistema si adatterà al variare delle dimensioni dei diversi<text:s/></text:span><text:span text:style-name="T235"><text:tab/></text:span><text:span text:style-name="T236"><text:tab/></text:span><text:span text:style-name="T237"><text:tab/></text:span><text:span text:style-name="T238"><text:tab/>dispositivi d’uso.</text:span></text:p>
      <text:p text:style-name="Standard"><text:span text:style-name="T239"><text:tab/></text:span><text:span text:style-name="T240"><text:tab/>1.2<text:s/></text:span><text:span text:style-name="T241">Semplicità di utilizzo</text:span></text:p>
      <text:p text:style-name="Standard"><text:span text:style-name="T242"><text:tab/></text:span><text:span text:style-name="T243"><text:tab/></text:span><text:span text:style-name="T244"><text:tab/></text:span><text:span text:style-name="T245">Il sistema sarà molto intuitivo e facile da usare grazie alla<text:s/></text:span><text:span text:style-name="T246"><text:tab/></text:span><text:span text:style-name="T247"><text:tab/></text:span><text:span text:style-name="T248"><text:tab/></text:span><text:span text:style-name="T249"><text:tab/>possibilità di accedere alle varie funzionalità direttamente<text:s/></text:span><text:span text:style-name="T250"><text:tab/></text:span><text:span text:style-name="T251"><text:tab/></text:span><text:span text:style-name="T252"><text:tab/></text:span><text:span text:style-name="T253"><text:tab/>dall’home page, mediante pulsanti appositi, organizzati<text:s/></text:span><text:span text:style-name="T254"><text:tab/></text:span><text:span text:style-name="T255"><text:tab/></text:span><text:span text:style-name="T256"><text:tab/></text:span><text:span text:style-name="T257"><text:tab/>secondo una struttura chiara e precisa.</text:span></text:p>
      <text:p text:style-name="Standard"><text:span text:style-name="T258"><text:tab/></text:span><text:span text:style-name="T259">2. Affidabilità</text:span></text:p>
      <text:p text:style-name="Standard"><text:span text:style-name="T260"><text:tab/></text:span><text:span text:style-name="T261"><text:tab/></text:span><text:span text:style-name="T262">Il sistema garantirà robustezza, in quanto in grado di continuare a<text:s/></text:span><text:span text:style-name="T263"><text:tab/></text:span><text:span text:style-name="T264"><text:tab/>funzionare anche in caso di errori o tentativi di manomissione.</text:span></text:p>
      <text:p text:style-name="Standard"><text:span text:style-name="T265"><text:tab/>3. Prestazioni</text:span></text:p>
      <text:p text:style-name="Standard"><text:span text:style-name="T266"><text:tab/></text:span><text:span text:style-name="T267"><text:tab/></text:span><text:span text:style-name="T268">Il sistema garantirà un buon funzionamento ed avrà un tempo di<text:s/></text:span><text:span text:style-name="T269"><text:tab/></text:span><text:span text:style-name="T270"><text:tab/></text:span><text:span text:style-name="T271"><text:tab/>risposta<text:s/></text:span><text:span text:style-name="T272">relativamente basso (5s) per l’esecuzione delle<text:s/></text:span><text:span text:style-name="T273"><text:tab/></text:span><text:span text:style-name="T274"><text:tab/></text:span><text:span text:style-name="T275"><text:tab/></text:span><text:span text:style-name="T276"><text:tab/>funzionalità principali.</text:span></text:p>
      <text:p text:style-name="Standard"><text:span text:style-name="T277"><text:tab/></text:span><text:span text:style-name="T278">4. Portabilità</text:span></text:p>
      <text:p text:style-name="Standard"><text:span text:style-name="T279"><text:tab/></text:span><text:span text:style-name="T280"><text:tab/></text:span><text:span text:style-name="T281">Il software verrà progettato per avere un’ottima scalabilità, in<text:s/></text:span><text:span text:style-name="T282"><text:tab/></text:span><text:span text:style-name="T283"><text:tab/></text:span><text:span text:style-name="T284"><text:tab/>modo da poter aggiungere nuove funzionalità e moli di dati senza<text:s/></text:span><text:span text:style-name="T285"><text:tab/></text:span><text:span text:style-name="T286"><text:tab/>gravare sulle prestazioni<text:s/></text:span><text:span text:style-name="T287">e sul tempo di risposta prestabilito.</text:span></text:p>
      <text:p text:style-name="Standard"><text:span text:style-name="T288"><text:tab/></text:span><text:span text:style-name="T289">5. Implementazione</text:span></text:p>
      <text:p text:style-name="Standard"><text:span text:style-name="T290"><text:tab/></text:span><text:span text:style-name="T291"><text:tab/></text:span><text:span text:style-name="T292">Il software, una piattaforma web-based, verrà sviluppato secondo il<text:s/></text:span><text:span text:style-name="T293"><text:tab/></text:span><text:span text:style-name="T294"><text:tab/>modello MVC, che rende la struttura del codice più semplice e<text:s/></text:span><text:span text:style-name="T295"><text:tab/></text:span><text:span text:style-name="T296"><text:tab/></text:span><text:span text:style-name="T297"><text:tab/>flessibile. Quindi, il sistema sarà accessibile tramite l’uso</text:span><text:span text:style-name="T298"><text:s/>di<text:s/></text:span><text:span text:style-name="T299"><text:tab/></text:span><text:span text:style-name="T300"><text:tab/></text:span><text:span text:style-name="T301"><text:tab/>qualsiasi tipo di device dotato di un browser web.</text:span></text:p>
      <text:p text:style-name="Standard"><text:span text:style-name="T302"><text:tab/></text:span><text:span text:style-name="T303">6. Security</text:span></text:p>
      <text:p text:style-name="Standard"><text:span text:style-name="T304"><text:tab/></text:span><text:span text:style-name="T305"><text:tab/></text:span><text:span text:style-name="T306">Le comunicazioni tra Client e Server saranno sicure, in quanto<text:s/></text:span><text:span text:style-name="T307"><text:tab/></text:span><text:span text:style-name="T308"><text:tab/></text:span><text:span text:style-name="T309"><text:tab/>verrà utilizzato il protocollo HTTPS. Inoltre, tutti i dati sensibili<text:s/></text:span><text:span text:style-name="T310"><text:tab/></text:span><text:span text:style-name="T311"><text:tab/></text:span><text:span text:style-name="T312"><text:tab/>dell’utente verranno crittografati prima di<text:s/></text:span><text:span text:style-name="T313">essere effettivamente<text:s/></text:span><text:span text:style-name="T314"><text:tab/></text:span><text:span text:style-name="T315"><text:tab/></text:span><text:span text:style-name="T316"><text:tab/>salvati nel database.</text:span></text:p>
      <text:p text:style-name="P317"/>
      <text:p text:style-name="P318"/>
      <text:p text:style-name="P319"/>
      <text:p text:style-name="P320"/>
      <text:p text:style-name="P321"/>
      <text:p text:style-name="P322">Casi d’uso</text:p>
      <text:p text:style-name="P323"/>
      <text:p text:style-name="P324">Gestione Account</text:p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Standard"><text:span text:style-name="T330">ID:</text:span><text:span text:style-name="T331"><text:s text:c="54"/></text:span></text:p>
          </table:table-cell>
          <table:table-cell table:style-name="TableCell332">
            <text:p text:style-name="P333">UC_1</text:p>
          </table:table-cell>
        </table:table-row>
        <table:table-row table:style-name="TableRow334">
          <table:table-cell table:style-name="TableCell335">
            <text:p text:style-name="Standard"><text:span text:style-name="T336">Nome caso d’uso: <text:s text:c="4"/></text:span><text:span text:style-name="T337"><text:s text:c="2"/></text:span></text:p>
          </table:table-cell>
          <table:table-cell table:style-name="TableCell338">
            <text:p text:style-name="P339">Registrazione</text:p>
          </table:table-cell>
        </table:table-row>
        <table:table-row table:style-name="TableRow340">
          <table:table-cell table:style-name="TableCell341">
            <text:p text:style-name="Standard"><text:span text:style-name="T342">Partecipanti: <text:s text:c="3"/></text:span><text:span text:style-name="T343"><text:s text:c="28"/></text:span></text:p>
          </table:table-cell>
          <table:table-cell table:style-name="TableCell344">
            <text:p text:style-name="P345">Utente</text:p>
          </table:table-cell>
        </table:table-row>
        <table:table-row table:style-name="TableRow346">
          <table:table-cell table:style-name="TableCell347">
            <text:p text:style-name="P348">Entry condition: <text:s text:c="30"/></text:p>
          </table:table-cell>
          <table:table-cell table:style-name="TableCell349">
            <text:p text:style-name="Standard"><text:span text:style-name="T350">L’utente da browser accede al sito<text:s/></text:span><text:span text:style-name="T351">SocialBook</text:span><text:span text:style-name="T352"><text:s/>e accede alla sezione<text:s/></text:span><text:span text:style-name="T353">Registrazione</text:span><text:span text:style-name="T354">.</text:span></text:p>
          </table:table-cell>
        </table:table-row>
        <table:table-row table:style-name="TableRow355">
          <table:table-cell table:style-name="TableCell356">
            <text:p text:style-name="Standard"><text:span text:style-name="T357">Flusso degli eventi: <text:s text:c="2"/></text:span><text:span text:style-name="T358"><text:s text:c="17"/></text:span></text:p>
          </table:table-cell>
          <table:table-cell table:style-name="TableCell359">
            <text:p text:style-name="P360">1)Il sistema risponde presentando un form.</text:p>
            <text:p text:style-name="P361"><text:span text:style-name="T362">2) L’utente completa il form inserendo username, e-mail, password, nome, cognome e una breve descrizione.</text:span></text:p>
            <text:p text:style-name="P363">3)Quando il form è completo lo sottomette.</text:p>
            <text:p text:style-name="P364">4) Il sistema verifica la validità dei campi e restituisce un messaggio.</text:p>
          </table:table-cell>
        </table:table-row>
        <table:table-row table:style-name="TableRow365">
          <table:table-cell table:style-name="TableCell366">
            <text:p text:style-name="P367">Eccezione:<text:tab/><text:tab/></text:p>
          </table:table-cell>
          <table:table-cell table:style-name="TableCell368">
            <text:p text:style-name="P369"><text:span text:style-name="T370">4.1)</text:span><text:span text:style-name="T371"><text:s/></text:span><text:span text:style-name="T372">Se non ha compilato tutti i campi, UC_1.1<text:s/></text:span><text:span text:style-name="T373">Campi non compilati:<text:s/></text:span><text:span text:style-name="T374">viene visualizzata una schermata d’errore che chiede la compilazione dei campi mancanti. <text:s/></text:span></text:p>
            <text:p text:style-name="P375"><text:span text:style-name="T376">4.2) Se ha compilato i campi in modo errato, UC_1.2<text:s/></text:span><text:span text:style-name="T377">Campi errati:<text:s/></text:span><text:span text:style-name="T378">viene visualizzata una schermata d’</text:span><text:span text:style-name="T379">errore che chiede la ricompilazione dei campi errati. <text:s/></text:span></text:p>
            <text:p text:style-name="P380"><text:span text:style-name="T381">4.3) Se username ed e-mail sono già presenti, UC_1.3<text:s/></text:span><text:span text:style-name="T382">Utente già registrato: v</text:span><text:span text:style-name="T383">iene visualizzata una schermata d’errore che chiede di scegliere un altro username o un’altra e-mail.</text:span></text:p>
          </table:table-cell>
        </table:table-row>
        <table:table-row table:style-name="TableRow384">
          <table:table-cell table:style-name="TableCell385">
            <text:p text:style-name="P386">Exit condition: <text:s text:c="4"/><text:s text:c="8"/></text:p>
          </table:table-cell>
          <table:table-cell table:style-name="TableCell387">
            <text:p text:style-name="P388">L’utente è stato registrato nel sistema.</text:p>
          </table:table-cell>
        </table:table-row>
      </table:table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<text:bookmark-start text:name="_gjdgxs"/><text:bookmark-end text:name="_gjdgxs"/>ID:</text:p>
          </table:table-cell>
          <table:table-cell table:style-name="TableCell407">
            <text:p text:style-name="P408">UC_2</text:p>
          </table:table-cell>
        </table:table-row>
        <table:table-row table:style-name="TableRow409">
          <table:table-cell table:style-name="TableCell410">
            <text:p text:style-name="P411">Nome caso d’uso:</text:p>
          </table:table-cell>
          <table:table-cell table:style-name="TableCell412">
            <text:p text:style-name="P413">Autenticazione</text:p>
          </table:table-cell>
        </table:table-row>
        <table:table-row table:style-name="TableRow414">
          <table:table-cell table:style-name="TableCell415">
            <text:p text:style-name="P416">Partecipanti:</text:p>
          </table:table-cell>
          <table:table-cell table:style-name="TableCell417">
            <text:p text:style-name="P418">Utente</text:p>
          </table:table-cell>
        </table:table-row>
        <table:table-row table:style-name="TableRow419">
          <table:table-cell table:style-name="TableCell420">
            <text:p text:style-name="P421">Entry condition:</text:p>
          </table:table-cell>
          <table:table-cell table:style-name="TableCell422">
            <text:p text:style-name="Standard"><text:span text:style-name="T423">L’utente deve aver aperto all’interno della piattaforma<text:s/></text:span><text:span text:style-name="T424">SocialBook <text:s/></text:span><text:span text:style-name="T425">il form di<text:s/></text:span><text:span text:style-name="T426">Login</text:span><text:span text:style-name="T427">.</text:span></text:p>
          </table:table-cell>
        </table:table-row>
        <table:table-row table:style-name="TableRow428">
          <table:table-cell table:style-name="TableCell429">
            <text:p text:style-name="P430">Flusso degli<text:s/>eventi:</text:p>
          </table:table-cell>
          <table:table-cell table:style-name="TableCell431">
            <text:p text:style-name="P432"><text:span text:style-name="T433">1)L’utente inserisce username</text:span><text:span text:style-name="T434"><text:s/>e password, scelti al momento della registrazione.</text:span></text:p>
            <text:p text:style-name="P435">2)Quando il form è completo, lo sottomette.</text:p>
            <text:p text:style-name="P436">3) L’utente viene autenticato.</text:p>
            <text:p text:style-name="P437">4) Il sistema lo reindirizza alla Homepage con utente loggato.</text:p>
          </table:table-cell>
        </table:table-row>
        <table:table-row table:style-name="TableRow438">
          <table:table-cell table:style-name="TableCell439">
            <text:p text:style-name="P440">Eccezione:</text:p>
          </table:table-cell>
          <table:table-cell table:style-name="TableCell441">
            <text:p text:style-name="P442"><text:span text:style-name="T443">1)Se l’utente inserisce una combinazione di username e</text:span><text:span text:style-name="T444"><text:s/>password errata, UC_2.1<text:s/></text:span><text:span text:style-name="T445">Autenticazione fallita:<text:s/></text:span><text:span text:style-name="T446">Viene visualizzata una schermata d’errore di username o password errata.</text:span></text:p>
          </table:table-cell>
        </table:table-row>
        <table:table-row table:style-name="TableRow447">
          <table:table-cell table:style-name="TableCell448">
            <text:p text:style-name="P449">Exit condition:</text:p>
          </table:table-cell>
          <table:table-cell table:style-name="TableCell450">
            <text:p text:style-name="P451">L’utente ha effettuato l’accesso.</text:p>
          </table:table-cell>
        </table:table-row>
      </table:table>
      <text:p text:style-name="P452"/>
      <text:p text:style-name="Standard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<text:bookmark-start text:name="_30j0zll"/><text:bookmark-end text:name="_30j0zll"/><text:span text:style-name="T459">ID:</text:span><text:span text:style-name="T460"><text:s text:c="54"/></text:span></text:p>
          </table:table-cell>
          <table:table-cell table:style-name="TableCell461">
            <text:p text:style-name="P462">UC_3</text:p>
          </table:table-cell>
        </table:table-row>
        <table:table-row table:style-name="TableRow463">
          <table:table-cell table:style-name="TableCell464">
            <text:p text:style-name="P465"><text:span text:style-name="T466">Nome caso<text:s/></text:span><text:span text:style-name="T467">d’uso: <text:s text:c="4"/></text:span><text:span text:style-name="T468"><text:s text:c="2"/></text:span></text:p>
          </table:table-cell>
          <table:table-cell table:style-name="TableCell469">
            <text:p text:style-name="P470">Log-out</text:p>
          </table:table-cell>
        </table:table-row>
        <table:table-row table:style-name="TableRow471">
          <table:table-cell table:style-name="TableCell472">
            <text:p text:style-name="Standard"><text:span text:style-name="T473">Partecipanti: <text:s text:c="3"/></text:span><text:span text:style-name="T474"><text:s text:c="28"/></text:span></text:p>
          </table:table-cell>
          <table:table-cell table:style-name="TableCell475">
            <text:p text:style-name="P476">Utente</text:p>
          </table:table-cell>
        </table:table-row>
        <table:table-row table:style-name="TableRow477">
          <table:table-cell table:style-name="TableCell478">
            <text:p text:style-name="P479">Entry condition: <text:s text:c="30"/></text:p>
          </table:table-cell>
          <table:table-cell table:style-name="TableCell480">
            <text:p text:style-name="P481">L’utente deve aver effettuato l’accesso.</text:p>
          </table:table-cell>
        </table:table-row>
        <table:table-row table:style-name="TableRow482">
          <table:table-cell table:style-name="TableCell483">
            <text:p text:style-name="P484"/>
            <text:p text:style-name="P485">Flusso degli eventi: <text:s text:c="23"/></text:p>
          </table:table-cell>
          <table:table-cell table:style-name="TableCell486">
            <text:p text:style-name="P487">1) L’utente preme il bottone per effettuare<text:s/>il Log-out.</text:p>
          </table:table-cell>
        </table:table-row>
        <table:table-row table:style-name="TableRow488">
          <table:table-cell table:style-name="TableCell489">
            <text:p text:style-name="P490">Exit condition:</text:p>
          </table:table-cell>
          <table:table-cell table:style-name="TableCell491">
            <text:p text:style-name="Standard"><text:span text:style-name="T492">L’utente viene reindirizzato alla<text:s/></text:span><text:span text:style-name="T493">Homepage</text:span><text:span text:style-name="T494"><text:s/>del sito.</text:span></text:p>
          </table:table-cell>
        </table:table-row>
      </table:table>
      <text:p text:style-name="P495"/>
      <text:p text:style-name="P496"/>
      <text:p text:style-name="Standard"><text:span text:style-name="T497">Gestione BookList</text:span></text:p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<text:span text:style-name="T504">ID:</text:span><text:span text:style-name="T505"><text:s text:c="54"/></text:span></text:p>
          </table:table-cell>
          <table:table-cell table:style-name="TableCell506">
            <text:p text:style-name="P507">UC_4</text:p>
          </table:table-cell>
        </table:table-row>
        <table:table-row table:style-name="TableRow508">
          <table:table-cell table:style-name="TableCell509">
            <text:p text:style-name="P510"><text:span text:style-name="T511">Nome caso d’uso: <text:s text:c="4"/></text:span><text:span text:style-name="T512"><text:s text:c="2"/></text:span></text:p>
          </table:table-cell>
          <table:table-cell table:style-name="TableCell513">
            <text:p text:style-name="P514">Creazione Booklist</text:p>
          </table:table-cell>
        </table:table-row>
        <table:table-row table:style-name="TableRow515">
          <table:table-cell table:style-name="TableCell516">
            <text:p text:style-name="Standard"><text:span text:style-name="T517">Partecipanti: <text:s text:c="3"/></text:span><text:span text:style-name="T518"><text:s text:c="28"/></text:span></text:p>
          </table:table-cell>
          <table:table-cell table:style-name="TableCell519">
            <text:p text:style-name="P520">Utente</text:p>
          </table:table-cell>
        </table:table-row>
        <table:table-row table:style-name="TableRow521">
          <table:table-cell table:style-name="TableCell522">
            <text:p text:style-name="P523">Entry condition:<text:s/><text:s text:c="30"/></text:p>
          </table:table-cell>
          <table:table-cell table:style-name="TableCell524">
            <text:p text:style-name="Standard"><text:span text:style-name="T525">L’utente deve aver effettuato l’accesso e deve trovarsi nella propria area personale, sezione di Gestione BookList.</text:span></text:p>
          </table:table-cell>
        </table:table-row>
        <table:table-row table:style-name="TableRow526">
          <table:table-cell table:style-name="TableCell527">
            <text:p text:style-name="P528"/>
            <text:p text:style-name="P529">Flusso degli eventi: <text:s text:c="23"/></text:p>
          </table:table-cell>
          <table:table-cell table:style-name="TableCell530">
            <text:p text:style-name="P531"><text:span text:style-name="T532">1) Il sistema presenta un form per la creazione della booklist</text:span><text:span text:style-name="T533">.</text:span></text:p>
            <text:p text:style-name="P534"><text:span text:style-name="T535">2) L’utente compila il form immettendo lil nome della booklist e i libri.</text:span></text:p>
            <text:p text:style-name="P536">3)L’utente sottomette il form.</text:p>
            <text:p text:style-name="P537"><text:span text:style-name="T538">4</text:span><text:span text:style-name="T539">) Il sistema controlla i dati inseriti nel form.</text:span></text:p>
            <text:p text:style-name="P540"><text:span text:style-name="T541">5</text:span><text:span text:style-name="T542">) Il sistema genera un messaggio di avvenuta modifica.</text:span></text:p>
          </table:table-cell>
        </table:table-row>
        <table:table-row table:style-name="TableRow543">
          <table:table-cell table:style-name="TableCell544">
            <text:p text:style-name="P545">Eccezione:</text:p>
          </table:table-cell>
          <table:table-cell table:style-name="TableCell546">
            <text:p text:style-name="Standard"><text:span text:style-name="T547">1) Se l’utente ha già una bookl</text:span><text:span text:style-name="T548">ist con quel nome, UC_4.1<text:s/></text:span><text:span text:style-name="T549">Ridondanza nome booklist:<text:s/></text:span><text:span text:style-name="T550">viene visualizzata una pagina di errore.</text:span></text:p>
          </table:table-cell>
        </table:table-row>
        <table:table-row table:style-name="TableRow551">
          <table:table-cell table:style-name="TableCell552">
            <text:p text:style-name="P553">Exit condition:</text:p>
          </table:table-cell>
          <table:table-cell table:style-name="TableCell554">
            <text:p text:style-name="P555">L’utente ha creato la bookList.</text:p>
          </table:table-cell>
        </table:table-row>
      </table:table>
      <text:p text:style-name="P556"/>
      <text:p text:style-name="P557"/>
      <table:table table:style-name="Table558">
        <table:table-columns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p text:style-name="P563">ID:</text:p>
          </table:table-cell>
          <table:table-cell table:style-name="TableCell564">
            <text:p text:style-name="P565">UC_5</text:p>
          </table:table-cell>
        </table:table-row>
        <table:table-row table:style-name="TableRow566">
          <table:table-cell table:style-name="TableCell567">
            <text:p text:style-name="P568">Nome caso d’uso:</text:p>
          </table:table-cell>
          <table:table-cell table:style-name="TableCell569">
            <text:p text:style-name="P570">Modifica BookList</text:p>
          </table:table-cell>
        </table:table-row>
        <table:table-row table:style-name="TableRow571">
          <table:table-cell table:style-name="TableCell572">
            <text:p text:style-name="P573">Partecipanti:</text:p>
          </table:table-cell>
          <table:table-cell table:style-name="TableCell574">
            <text:p text:style-name="P575">Utente</text:p>
          </table:table-cell>
        </table:table-row>
        <table:table-row table:style-name="TableRow576">
          <table:table-cell table:style-name="TableCell577">
            <text:p text:style-name="P578">Entry condition:</text:p>
          </table:table-cell>
          <table:table-cell table:style-name="TableCell579">
            <text:p text:style-name="Standard"><text:span text:style-name="T580">L’utente deve aver<text:s/></text:span><text:span text:style-name="T581">effettuato l’accesso e deve trovarsi nella propria area personale, sezione di Gestione BookList.</text:span></text:p>
          </table:table-cell>
        </table:table-row>
        <table:table-row table:style-name="TableRow582">
          <table:table-cell table:style-name="TableCell583">
            <text:p text:style-name="P584">Flusso degli eventi:</text:p>
          </table:table-cell>
          <table:table-cell table:style-name="TableCell585">
            <text:p text:style-name="P586"><text:span text:style-name="T587">1)L’Utente seleziona la booklist da eliminare.</text:span></text:p>
            <text:p text:style-name="P588"><text:span text:style-name="T589"><text:s/>2) L’Utente elimina la booklist con il click sul relativo bottone di<text:s/></text:span><text:span text:style-name="T590">Eliminazione.</text:span></text:p>
          </table:table-cell>
        </table:table-row>
        <table:table-row table:style-name="TableRow591">
          <table:table-cell table:style-name="TableCell592">
            <text:p text:style-name="P593">Exit<text:s/>condition:</text:p>
          </table:table-cell>
          <table:table-cell table:style-name="TableCell594">
            <text:p text:style-name="Standard"><text:span text:style-name="T595">Booklist eliminata.</text:span></text:p>
          </table:table-cell>
        </table:table-row>
      </table:table>
      <text:p text:style-name="Standard"/>
      <text:p text:style-name="Standard"/>
      <table:table table:style-name="Table596">
        <table:table-columns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ID:</text:p>
          </table:table-cell>
          <table:table-cell table:style-name="TableCell602">
            <text:p text:style-name="P603">UC_6</text:p>
          </table:table-cell>
        </table:table-row>
        <table:table-row table:style-name="TableRow604">
          <table:table-cell table:style-name="TableCell605">
            <text:p text:style-name="P606">Nome caso d’uso:</text:p>
          </table:table-cell>
          <table:table-cell table:style-name="TableCell607">
            <text:p text:style-name="P608">Modifica BookList</text:p>
          </table:table-cell>
        </table:table-row>
        <table:table-row table:style-name="TableRow609">
          <table:table-cell table:style-name="TableCell610">
            <text:p text:style-name="P611">Partecipanti:</text:p>
          </table:table-cell>
          <table:table-cell table:style-name="TableCell612">
            <text:p text:style-name="P613">Utente</text:p>
          </table:table-cell>
        </table:table-row>
        <table:table-row table:style-name="TableRow614">
          <table:table-cell table:style-name="TableCell615">
            <text:p text:style-name="P616">Entry condition:</text:p>
          </table:table-cell>
          <table:table-cell table:style-name="TableCell617">
            <text:p text:style-name="Standard"><text:span text:style-name="T618">L’utente deve aver effettuato l’accesso e deve trovarsi nella propria area personale, sezione di Gestione BookList.</text:span></text:p>
          </table:table-cell>
        </table:table-row>
        <table:table-row table:style-name="TableRow619">
          <table:table-cell table:style-name="TableCell620">
            <text:p text:style-name="P621">Flusso degli<text:s/>eventi:</text:p>
          </table:table-cell>
          <table:table-cell table:style-name="TableCell622">
            <text:p text:style-name="P623"><text:span text:style-name="T624">1)L’utente seleziona la booklist da modificare.</text:span></text:p>
            <text:p text:style-name="P625"><text:span text:style-name="T626"><text:s/>2)L’Utente elimina la booklist con il click sul relativo bottone di<text:s/></text:span><text:span text:style-name="T627">Modifica</text:span><text:span text:style-name="T628">.</text:span></text:p>
            <text:p text:style-name="P629"><text:span text:style-name="T630">3) Viene visualizzato il form con i libri contenuti nella booklist selezinata.</text:span></text:p>
            <text:p text:style-name="P631"><text:span text:style-name="T632">4.1) L’utente elimina con un click sul bot</text:span><text:span text:style-name="T633">tone<text:s/></text:span><text:span text:style-name="T634">Elimina libro</text:span><text:span text:style-name="T635"><text:s/>un libro appartenente alla booklist.</text:span></text:p>
            <text:p text:style-name="P636">OPPURE</text:p>
            <text:p text:style-name="P637"><text:span text:style-name="T638">4.2) L’utente aggiunge un libro con un click sul bottone<text:s/></text:span><text:span text:style-name="T639">Aggiungi Libro.</text:span></text:p>
            <text:p text:style-name="P640">5) L’utente sottomette il form.</text:p>
            <text:p text:style-name="P641"><text:span text:style-name="T642">6)Il sistema genera un messaggio di booklist modificata.</text:span></text:p>
          </table:table-cell>
        </table:table-row>
        <table:table-row table:style-name="TableRow643">
          <table:table-cell table:style-name="TableCell644">
            <text:p text:style-name="P645">Exit condition:</text:p>
          </table:table-cell>
          <table:table-cell table:style-name="TableCell646">
            <text:p text:style-name="Standard"><text:span text:style-name="T647">Booklist modificata.</text:span></text:p>
          </table:table-cell>
        </table:table-row>
      </table:table>
      <text:p text:style-name="Standard"/>
      <text:p text:style-name="P648"/>
      <table:table table:style-name="Table649">
        <table:table-columns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p text:style-name="P654">ID:</text:p>
          </table:table-cell>
          <table:table-cell table:style-name="TableCell655">
            <text:p text:style-name="P656">UC_7</text:p>
          </table:table-cell>
        </table:table-row>
        <table:table-row table:style-name="TableRow657">
          <table:table-cell table:style-name="TableCell658">
            <text:p text:style-name="P659">Nome caso d’uso:</text:p>
          </table:table-cell>
          <table:table-cell table:style-name="TableCell660">
            <text:p text:style-name="P661">Aggiunta libro ai preferiti</text:p>
          </table:table-cell>
        </table:table-row>
        <table:table-row table:style-name="TableRow662">
          <table:table-cell table:style-name="TableCell663">
            <text:p text:style-name="P664">Partecipanti:</text:p>
          </table:table-cell>
          <table:table-cell table:style-name="TableCell665">
            <text:p text:style-name="P666">Utente</text:p>
          </table:table-cell>
        </table:table-row>
        <table:table-row table:style-name="TableRow667">
          <table:table-cell table:style-name="TableCell668">
            <text:p text:style-name="P669">Entry condition:</text:p>
          </table:table-cell>
          <table:table-cell table:style-name="TableCell670">
            <text:p text:style-name="Standard"><text:span text:style-name="T671">L’utente</text:span><text:span text:style-name="T672"><text:s/>deve aver effettuato l’accesso e deve trovarsi nella pagina dove sono presenti le informazioni riguardanti il libro.</text:span></text:p>
          </table:table-cell>
        </table:table-row>
        <table:table-row table:style-name="TableRow673">
          <table:table-cell table:style-name="TableCell674">
            <text:p text:style-name="Standard"><text:span text:style-name="T675">Flusso degli eventi:</text:span></text:p>
          </table:table-cell>
          <table:table-cell table:style-name="TableCell676">
            <text:p text:style-name="P677"><text:span text:style-name="T678">1)L’utente clicca sul bottone<text:s/></text:span><text:span text:style-name="T679">Aggiungi ai preferiti.</text:span></text:p>
            <text:p text:style-name="P680"><text:span text:style-name="T681"><text:s/>2)Il sistema genera un messaggio di aggiunta riuscita.</text:span></text:p>
          </table:table-cell>
        </table:table-row>
        <table:table-row table:style-name="TableRow682">
          <table:table-cell table:style-name="TableCell683">
            <text:p text:style-name="P684">Exit condition:</text:p>
          </table:table-cell>
          <table:table-cell table:style-name="TableCell685">
            <text:p text:style-name="Standard"><text:span text:style-name="T686">Il libro è stato aggiunto ai preferiti.</text:span></text:p>
          </table:table-cell>
        </table:table-row>
      </table:table>
      <text:p text:style-name="P687"/>
      <text:p text:style-name="P688"/>
      <text:p text:style-name="P689">Gestione carrello</text:p>
      <table:table table:style-name="Table690">
        <table:table-columns>
          <table:table-column table:style-name="TableColumn691"/>
          <table:table-column table:style-name="TableColumn692"/>
        </table:table-columns>
        <table:table-row table:style-name="TableRow693">
          <table:table-cell table:style-name="TableCell694">
            <text:p text:style-name="P695"><text:span text:style-name="T696">ID:</text:span><text:span text:style-name="T697"><text:s text:c="54"/></text:span></text:p>
          </table:table-cell>
          <table:table-cell table:style-name="TableCell698">
            <text:p text:style-name="P699">UC_8</text:p>
          </table:table-cell>
        </table:table-row>
        <table:table-row table:style-name="TableRow700">
          <table:table-cell table:style-name="TableCell701">
            <text:p text:style-name="P702"><text:span text:style-name="T703">Nome caso d’uso: <text:s text:c="4"/></text:span><text:span text:style-name="T704"><text:s text:c="2"/></text:span></text:p>
          </table:table-cell>
          <table:table-cell table:style-name="TableCell705">
            <text:p text:style-name="P706">Aggiunta al carrello</text:p>
          </table:table-cell>
        </table:table-row>
        <table:table-row table:style-name="TableRow707">
          <table:table-cell table:style-name="TableCell708">
            <text:p text:style-name="Standard"><text:span text:style-name="T709">Partecipanti:</text:span><text:span text:style-name="T710"><text:s text:c="25"/></text:span></text:p>
          </table:table-cell>
          <table:table-cell table:style-name="TableCell711">
            <text:p text:style-name="P712">Utente</text:p>
          </table:table-cell>
        </table:table-row>
        <table:table-row table:style-name="TableRow713">
          <table:table-cell table:style-name="TableCell714">
            <text:p text:style-name="P715">Entry condition: <text:s text:c="26"/></text:p>
          </table:table-cell>
          <table:table-cell table:style-name="TableCell716">
            <text:p text:style-name="Standard"><text:span text:style-name="T717">L’utente deve aver effettuato l’accesso e deve trovarsi nella pagina dove sono presenti le informazioni riguardanti il libro.</text:span></text:p>
          </table:table-cell>
        </table:table-row>
        <table:table-row table:style-name="TableRow718">
          <table:table-cell table:style-name="TableCell719">
            <text:p text:style-name="P720"/>
            <text:p text:style-name="P721">Flusso degli eventi: <text:s text:c="9"/></text:p>
          </table:table-cell>
          <table:table-cell table:style-name="TableCell722">
            <text:p text:style-name="P723"><text:span text:style-name="T724">1) L’utente clicca<text:s/></text:span><text:span text:style-name="T725">sul pulsante<text:s/></text:span><text:span text:style-name="T726">Aggiungi al carrello</text:span><text:span text:style-name="T727">.</text:span></text:p>
            <text:p text:style-name="P728"><text:span text:style-name="T729">2)</text:span><text:span text:style-name="T730">Il sistema reindirizza l’utente alla pagina del</text:span><text:span text:style-name="T731"><text:s/>Carrello</text:span><text:span text:style-name="T732">.</text:span></text:p>
            <text:p text:style-name="P733"><text:span text:style-name="T734">3)Il sistema genera un messaggio di aggiunta effettuata.</text:span></text:p>
          </table:table-cell>
        </table:table-row>
        <table:table-row table:style-name="TableRow735">
          <table:table-cell table:style-name="TableCell736">
            <text:p text:style-name="P737">Exit condition:</text:p>
          </table:table-cell>
          <table:table-cell table:style-name="TableCell738">
            <text:p text:style-name="P739">Articolo aggiunto al carrello</text:p>
          </table:table-cell>
        </table:table-row>
      </table:table>
      <text:p text:style-name="P740"/>
      <text:p text:style-name="P741"/>
      <table:table table:style-name="Table742">
        <table:table-columns>
          <table:table-column table:style-name="TableColumn743"/>
          <table:table-column table:style-name="TableColumn744"/>
        </table:table-columns>
        <table:table-row table:style-name="TableRow745">
          <table:table-cell table:style-name="TableCell746">
            <text:p text:style-name="P747"><text:span text:style-name="T748">ID:</text:span><text:span text:style-name="T749"><text:s text:c="54"/></text:span></text:p>
          </table:table-cell>
          <table:table-cell table:style-name="TableCell750">
            <text:p text:style-name="P751">UC_9</text:p>
          </table:table-cell>
        </table:table-row>
        <table:table-row table:style-name="TableRow752">
          <table:table-cell table:style-name="TableCell753">
            <text:p text:style-name="P754"><text:span text:style-name="T755">Nome caso d’uso: <text:s text:c="4"/></text:span><text:span text:style-name="T756"><text:s text:c="2"/></text:span></text:p>
          </table:table-cell>
          <table:table-cell table:style-name="TableCell757">
            <text:p text:style-name="P758">Rimozione libro da carrello</text:p>
          </table:table-cell>
        </table:table-row>
        <table:table-row table:style-name="TableRow759">
          <table:table-cell table:style-name="TableCell760">
            <text:p text:style-name="Standard"><text:span text:style-name="T761">Partecipanti: <text:s text:c="3"/></text:span><text:span text:style-name="T762"><text:s text:c="28"/></text:span></text:p>
          </table:table-cell>
          <table:table-cell table:style-name="TableCell763">
            <text:p text:style-name="P764">Utente</text:p>
          </table:table-cell>
        </table:table-row>
        <table:table-row table:style-name="TableRow765">
          <table:table-cell table:style-name="TableCell766">
            <text:p text:style-name="P767">Entry condition: <text:s text:c="30"/></text:p>
          </table:table-cell>
          <table:table-cell table:style-name="TableCell768">
            <text:p text:style-name="Standard"><text:span text:style-name="T769">L’utente</text:span><text:span text:style-name="T770"><text:s/>deve aver effettuato l’accesso e deve trovarsi nella pagina del Carrello.</text:span></text:p>
          </table:table-cell>
        </table:table-row>
        <table:table-row table:style-name="TableRow771">
          <table:table-cell table:style-name="TableCell772">
            <text:p text:style-name="P773"/>
            <text:p text:style-name="P774">Flusso degli eventi: <text:s text:c="23"/></text:p>
          </table:table-cell>
          <table:table-cell table:style-name="TableCell775">
            <text:p text:style-name="P776"><text:span text:style-name="T777">1)Il sistema presenta la lista dei libri presenti nel carrello.</text:span></text:p>
            <text:p text:style-name="P778"><text:span text:style-name="T779">2) L’utente clicca sul pulsante<text:s/></text:span><text:span text:style-name="T780">Rimuovi</text:span><text:span text:style-name="T781"><text:s/>in prossimità del libro scelto</text:span><text:span text:style-name="T782">.</text:span></text:p>
            <text:p text:style-name="P783"><text:span text:style-name="T784">3</text:span><text:span text:style-name="T785">Il sistema genera un messaggio di elemento eliminato.</text:span></text:p>
          </table:table-cell>
        </table:table-row>
        <table:table-row table:style-name="TableRow786">
          <table:table-cell table:style-name="TableCell787">
            <text:p text:style-name="P788">Exit condition:</text:p>
          </table:table-cell>
          <table:table-cell table:style-name="TableCell789">
            <text:p text:style-name="P790">Carrello modificato</text:p>
          </table:table-cell>
        </table:table-row>
      </table:table>
      <text:p text:style-name="P791"/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<text:span text:style-name="T798">ID:</text:span><text:span text:style-name="T799"><text:s text:c="54"/></text:span></text:p>
          </table:table-cell>
          <table:table-cell table:style-name="TableCell800">
            <text:p text:style-name="P801">UC_10</text:p>
          </table:table-cell>
        </table:table-row>
        <table:table-row table:style-name="TableRow802">
          <table:table-cell table:style-name="TableCell803">
            <text:p text:style-name="P804"><text:span text:style-name="T805">Nome caso d’uso: <text:s text:c="4"/></text:span><text:span text:style-name="T806"><text:s text:c="2"/></text:span></text:p>
          </table:table-cell>
          <table:table-cell table:style-name="TableCell807">
            <text:p text:style-name="P808"><text:span text:style-name="T809">Acquisto libro</text:span></text:p>
          </table:table-cell>
        </table:table-row>
        <table:table-row table:style-name="TableRow810">
          <table:table-cell table:style-name="TableCell811">
            <text:p text:style-name="Standard"><text:span text:style-name="T812">Partecipanti: <text:s text:c="3"/></text:span><text:span text:style-name="T813"><text:s text:c="28"/></text:span></text:p>
          </table:table-cell>
          <table:table-cell table:style-name="TableCell814">
            <text:p text:style-name="P815">Utente</text:p>
          </table:table-cell>
        </table:table-row>
        <table:table-row table:style-name="TableRow816">
          <table:table-cell table:style-name="TableCell817">
            <text:p text:style-name="P818">Entry condition: <text:s text:c="30"/></text:p>
          </table:table-cell>
          <table:table-cell table:style-name="TableCell819">
            <text:p text:style-name="Standard"><text:span text:style-name="T820">L’utente</text:span><text:span text:style-name="T821"><text:s/>deve aver effettuato l’accesso e deve trovarsi nella pagina del Carrello.</text:span></text:p>
          </table:table-cell>
        </table:table-row>
        <table:table-row table:style-name="TableRow822">
          <table:table-cell table:style-name="TableCell823">
            <text:p text:style-name="P824"/>
            <text:p text:style-name="P825">Flusso degli eventi: <text:s text:c="23"/></text:p>
          </table:table-cell>
          <table:table-cell table:style-name="TableCell826">
            <text:p text:style-name="P827"><text:span text:style-name="T828">1) Il sistema presenta la lista dei libri presenti nel carrello.</text:span></text:p>
            <text:p text:style-name="P829"><text:span text:style-name="T830">2) L’utente clicca sul bottone<text:s/></text:span><text:span text:style-name="T831">Procedi all’acquisto</text:span><text:span text:style-name="T832">.</text:span></text:p>
            <text:p text:style-name="P833"><text:span text:style-name="T834">3) Il<text:s/></text:span><text:span text:style-name="T835">sistema propone un form in cui inserire le informazioni sul metodo di pagamento.</text:span></text:p>
            <text:p text:style-name="P836"><text:span text:style-name="T837">4</text:span><text:span text:style-name="T838">)L’utente compila e sottomette il form tramite bottone<text:s/></text:span><text:span text:style-name="T839">Conferma</text:span><text:span text:style-name="T840">.</text:span></text:p>
            <text:p text:style-name="P841">5) Il sistema genera un messaggio di avvenuto acquisto.</text:p>
            <text:p text:style-name="P842"><text:span text:style-name="T843">6) Il sistema reindirizza l’utente sulla pagina di<text:s/></text:span><text:span text:style-name="T844">home.</text:span></text:p>
          </table:table-cell>
        </table:table-row>
        <table:table-row table:style-name="TableRow845">
          <table:table-cell table:style-name="TableCell846">
            <text:p text:style-name="Standard"><text:span text:style-name="T847">Eccezione:</text:span></text:p>
          </table:table-cell>
          <table:table-cell table:style-name="TableCell848">
            <text:p text:style-name="Standard"><text:span text:style-name="T849">1) Se l’utente inserisce dati non conformi alla richiesta del form, 10.1<text:s/></text:span><text:span text:style-name="T850">Dati non conformi:<text:s/></text:span><text:span text:style-name="T851">viene visualizzata una pagina di errore.</text:span></text:p>
          </table:table-cell>
        </table:table-row>
        <table:table-row table:style-name="TableRow852">
          <table:table-cell table:style-name="TableCell853">
            <text:p text:style-name="P854">Exit condition:</text:p>
          </table:table-cell>
          <table:table-cell table:style-name="TableCell855">
            <text:p text:style-name="P856">Acquisto avvenuto</text:p>
          </table:table-cell>
        </table:table-row>
      </table:table>
      <text:p text:style-name="P857"/>
      <text:p text:style-name="Standard"><text:span text:style-name="T858">Interazione Utente</text:span></text:p>
      <table:table table:style-name="Table859">
        <table:table-columns>
          <table:table-column table:style-name="TableColumn860"/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ID:</text:span><text:span text:style-name="T866"><text:s text:c="54"/></text:span></text:p>
          </table:table-cell>
          <table:table-cell table:style-name="TableCell867">
            <text:p text:style-name="P868">UC_11</text:p>
          </table:table-cell>
        </table:table-row>
        <table:table-row table:style-name="TableRow869">
          <table:table-cell table:style-name="TableCell870">
            <text:p text:style-name="P871"><text:span text:style-name="T872">Nome caso d’uso: <text:s text:c="4"/></text:span><text:span text:style-name="T873"><text:s text:c="2"/></text:span></text:p>
          </table:table-cell>
          <table:table-cell table:style-name="TableCell874">
            <text:p text:style-name="P875">Recensione libro</text:p>
          </table:table-cell>
        </table:table-row>
        <table:table-row table:style-name="TableRow876">
          <table:table-cell table:style-name="TableCell877">
            <text:p text:style-name="Standard"><text:span text:style-name="T878">Partecipanti: <text:s text:c="3"/></text:span><text:span text:style-name="T879"><text:s text:c="28"/></text:span></text:p>
          </table:table-cell>
          <table:table-cell table:style-name="TableCell880">
            <text:p text:style-name="P881">Utente</text:p>
          </table:table-cell>
        </table:table-row>
        <table:table-row table:style-name="TableRow882">
          <table:table-cell table:style-name="TableCell883">
            <text:p text:style-name="P884">Entry condition: <text:s text:c="30"/></text:p>
          </table:table-cell>
          <table:table-cell table:style-name="TableCell885">
            <text:p text:style-name="Standard"><text:span text:style-name="T886">L’utente deve aver effettuato l’accesso e deve<text:s/></text:span><text:span text:style-name="T887">trovarsi sulla pagina del libro.</text:span></text:p>
          </table:table-cell>
        </table:table-row>
        <table:table-row table:style-name="TableRow888">
          <table:table-cell table:style-name="TableCell889">
            <text:p text:style-name="P890"/>
            <text:p text:style-name="P891">Flusso degli eventi: <text:s text:c="23"/></text:p>
          </table:table-cell>
          <table:table-cell table:style-name="TableCell892">
            <text:p text:style-name="P893"><text:span text:style-name="T894">1) L’utente scrive la recensione nell’apposito form</text:span></text:p>
            <text:p text:style-name="P895"><text:span text:style-name="T896">2) L’utente sottomette il form tramite bottone<text:s/></text:span><text:span text:style-name="T897">Pubblica</text:span><text:span text:style-name="T898">.</text:span></text:p>
            <text:p text:style-name="P899"><text:span text:style-name="T900">3) Il sistema manda un messaggio di recensione pubblicata</text:span></text:p>
          </table:table-cell>
        </table:table-row>
        <table:table-row table:style-name="TableRow901">
          <table:table-cell table:style-name="TableCell902">
            <text:p text:style-name="P903">Exit condition:</text:p>
          </table:table-cell>
          <table:table-cell table:style-name="TableCell904">
            <text:p text:style-name="P905">Il libro ha un’altra recensione.</text:p>
          </table:table-cell>
        </table:table-row>
      </table:table>
      <text:p text:style-name="P906"/>
      <text:p text:style-name="P907"/>
      <table:table table:style-name="Table908">
        <table:table-columns>
          <table:table-column table:style-name="TableColumn909"/>
          <table:table-column table:style-name="TableColumn910"/>
        </table:table-columns>
        <table:table-row table:style-name="TableRow911">
          <table:table-cell table:style-name="TableCell912">
            <text:p text:style-name="P913">ID:</text:p>
          </table:table-cell>
          <table:table-cell table:style-name="TableCell914">
            <text:p text:style-name="P915">UC_12</text:p>
          </table:table-cell>
        </table:table-row>
        <table:table-row table:style-name="TableRow916">
          <table:table-cell table:style-name="TableCell917">
            <text:p text:style-name="P918">Nome caso d’uso:</text:p>
          </table:table-cell>
          <table:table-cell table:style-name="TableCell919">
            <text:p text:style-name="P920">Seguire utente</text:p>
          </table:table-cell>
        </table:table-row>
        <table:table-row table:style-name="TableRow921">
          <table:table-cell table:style-name="TableCell922">
            <text:p text:style-name="P923">Partecipanti:</text:p>
          </table:table-cell>
          <table:table-cell table:style-name="TableCell924">
            <text:p text:style-name="P925">Utente</text:p>
          </table:table-cell>
        </table:table-row>
        <table:table-row table:style-name="TableRow926">
          <table:table-cell table:style-name="TableCell927">
            <text:p text:style-name="P928">Entry condition:</text:p>
          </table:table-cell>
          <table:table-cell table:style-name="TableCell929">
            <text:p text:style-name="Standard"><text:span text:style-name="T930">L’utente deve aver effettuato l’accesso e deve essere sul profilo di un secondo utente</text:span><text:span text:style-name="T931">.</text:span></text:p>
          </table:table-cell>
        </table:table-row>
        <table:table-row table:style-name="TableRow932">
          <table:table-cell table:style-name="TableCell933">
            <text:p text:style-name="P934">Flusso degli eventi:</text:p>
          </table:table-cell>
          <table:table-cell table:style-name="TableCell935">
            <text:p text:style-name="P936"><text:span text:style-name="T937">1)<text:s/></text:span><text:span text:style-name="T938">L’utente clicca sul pulsante<text:s/></text:span><text:span text:style-name="T939">Segui</text:span><text:span text:style-name="T940"><text:s/>.</text:span></text:p>
            <text:p text:style-name="P941"><text:span text:style-name="T942">2)Il sistema aggiorna la lista delle booklists seguite.</text:span></text:p>
            <text:p text:style-name="P943"><text:span text:style-name="T944">3)Il sistema restituisce una notifica all’utente.</text:span></text:p>
          </table:table-cell>
        </table:table-row>
        <table:table-row table:style-name="TableRow945">
          <table:table-cell table:style-name="TableCell946">
            <text:p text:style-name="P947">Exit condition:</text:p>
          </table:table-cell>
          <table:table-cell table:style-name="TableCell948">
            <text:p text:style-name="Standard"><text:span text:style-name="T949">Lista Booklists seguite aggiornate.</text:span></text:p>
          </table:table-cell>
        </table:table-row>
      </table:table>
      <text:p text:style-name="P950"/>
      <text:p text:style-name="P951"/>
      <text:p text:style-name="P952"/>
      <table:table table:style-name="Table953">
        <table:table-columns>
          <table:table-column table:style-name="TableColumn954"/>
          <table:table-column table:style-name="TableColumn955"/>
        </table:table-columns>
        <table:table-row table:style-name="TableRow956">
          <table:table-cell table:style-name="TableCell957">
            <text:p text:style-name="Standard"><text:span text:style-name="T958">ID:</text:span><text:span text:style-name="T959"><text:s text:c="54"/></text:span></text:p>
          </table:table-cell>
          <table:table-cell table:style-name="TableCell960">
            <text:p text:style-name="P961">UC_13</text:p>
          </table:table-cell>
        </table:table-row>
        <table:table-row table:style-name="TableRow962">
          <table:table-cell table:style-name="TableCell963">
            <text:p text:style-name="Standard"><text:span text:style-name="T964">Nome caso d’uso: <text:s text:c="4"/></text:span><text:span text:style-name="T965"><text:s text:c="2"/></text:span></text:p>
          </table:table-cell>
          <table:table-cell table:style-name="TableCell966">
            <text:p text:style-name="P967">Seguire booklist</text:p>
          </table:table-cell>
        </table:table-row>
        <table:table-row table:style-name="TableRow968">
          <table:table-cell table:style-name="TableCell969">
            <text:p text:style-name="P970"><text:span text:style-name="T971">Partecipanti: <text:s text:c="3"/></text:span><text:span text:style-name="T972"><text:s text:c="28"/></text:span></text:p>
          </table:table-cell>
          <table:table-cell table:style-name="TableCell973">
            <text:p text:style-name="P974">Utente</text:p>
          </table:table-cell>
        </table:table-row>
        <table:table-row table:style-name="TableRow975">
          <table:table-cell table:style-name="TableCell976">
            <text:p text:style-name="P977">Entry condition: <text:s text:c="31"/></text:p>
          </table:table-cell>
          <table:table-cell table:style-name="TableCell978">
            <text:p text:style-name="P979"><text:span text:style-name="T980">L’utente deve aver effettuato l’accesso</text:span><text:span text:style-name="T981">.</text:span></text:p>
          </table:table-cell>
        </table:table-row>
        <table:table-row table:style-name="TableRow982">
          <table:table-cell table:style-name="TableCell983">
            <text:p text:style-name="P984"><text:span text:style-name="T985">Flusso degli eventi: <text:s text:c="2"/></text:span><text:span text:style-name="T986"><text:s text:c="22"/></text:span></text:p>
          </table:table-cell>
          <table:table-cell table:style-name="TableCell987">
            <text:p text:style-name="P988"><text:span text:style-name="T989">1)L’utente visualizza una booklist.</text:span></text:p>
            <text:p text:style-name="P990"><text:span text:style-name="T991">2)L’utente clicca sul pulsante segui.</text:span></text:p>
            <text:p text:style-name="P992"><text:span text:style-name="T993">3)Il sistema restituisce una notifica all’utente.</text:span><text:span text:style-name="T994"><text:tab/></text:span></text:p>
          </table:table-cell>
        </table:table-row>
        <table:table-row table:style-name="TableRow995">
          <table:table-cell table:style-name="TableCell996">
            <text:p text:style-name="P997">Exit condition:</text:p>
          </table:table-cell>
          <table:table-cell table:style-name="TableCell998">
            <text:p text:style-name="P999">Booklist aggiunta alla lista delle booklists seguite.</text:p>
          </table:table-cell>
        </table:table-row>
      </table:table>
      <text:p text:style-name="Standard"/>
      <text:p text:style-name="Standard"/>
      <text:p text:style-name="P1000"/>
      <text:p text:style-name="P1001"/>
      <text:p text:style-name="P1002"/>
      <table:table table:style-name="Table1003">
        <table:table-columns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Standard"><text:span text:style-name="T1008">ID:</text:span><text:span text:style-name="T1009"><text:s text:c="54"/></text:span></text:p>
          </table:table-cell>
          <table:table-cell table:style-name="TableCell1010">
            <text:p text:style-name="Standard"><text:span text:style-name="T1011">UC_14</text:span></text:p>
          </table:table-cell>
        </table:table-row>
        <table:table-row table:style-name="TableRow1012">
          <table:table-cell table:style-name="TableCell1013">
            <text:p text:style-name="Standard"><text:span text:style-name="T1014">Nome caso d’uso: <text:s text:c="4"/></text:span><text:span text:style-name="T1015"><text:s text:c="2"/></text:span></text:p>
          </table:table-cell>
          <table:table-cell table:style-name="TableCell1016">
            <text:p text:style-name="P1017">Contattare admin</text:p>
          </table:table-cell>
        </table:table-row>
        <table:table-row table:style-name="TableRow1018">
          <table:table-cell table:style-name="TableCell1019">
            <text:p text:style-name="P1020"><text:span text:style-name="T1021">Partecipanti: <text:s text:c="3"/></text:span><text:span text:style-name="T1022"><text:s text:c="28"/></text:span></text:p>
          </table:table-cell>
          <table:table-cell table:style-name="TableCell1023">
            <text:p text:style-name="P1024">Utente</text:p>
          </table:table-cell>
        </table:table-row>
        <table:table-row table:style-name="TableRow1025">
          <table:table-cell table:style-name="TableCell1026">
            <text:p text:style-name="P1027">Entry condition: <text:s text:c="31"/></text:p>
          </table:table-cell>
          <table:table-cell table:style-name="TableCell1028">
            <text:p text:style-name="P1029"><text:span text:style-name="T1030">L’utente deve essere nella pagina<text:s/></text:span><text:span text:style-name="T1031">Contattaci</text:span><text:span text:style-name="T1032"><text:s/>, sezione<text:s/></text:span><text:span text:style-name="T1033">Inviaci una mail</text:span><text:span text:style-name="T1034">.</text:span></text:p>
          </table:table-cell>
        </table:table-row>
        <table:table-row table:style-name="TableRow1035">
          <table:table-cell table:style-name="TableCell1036">
            <text:p text:style-name="P1037"><text:span text:style-name="T1038">Flusso degli eventi: <text:s text:c="2"/></text:span><text:span text:style-name="T1039"><text:s text:c="22"/></text:span></text:p>
          </table:table-cell>
          <table:table-cell table:style-name="TableCell1040">
            <text:p text:style-name="P1041"><text:span text:style-name="T1042">1)Il sistema propone un form con le informazioni relative alla mail.</text:span></text:p>
            <text:p text:style-name="P1043"><text:span text:style-name="T1044">2)L’utente sottomette il form attraverso il bottone<text:s/></text:span><text:span text:style-name="T1045">Invia mail.</text:span></text:p>
            <text:p text:style-name="P1046"><text:span text:style-name="T1047">3)Il sistema restituisce una<text:s/></text:span><text:span text:style-name="T1048">notifica all’utente.</text:span><text:span text:style-name="T1049"><text:tab/></text:span></text:p>
          </table:table-cell>
        </table:table-row>
        <table:table-row table:style-name="TableRow1050">
          <table:table-cell table:style-name="TableCell1051">
            <text:p text:style-name="P1052">Exit condition:</text:p>
          </table:table-cell>
          <table:table-cell table:style-name="TableCell1053">
            <text:p text:style-name="Standard"><text:span text:style-name="T1054">La mail viene inviata all’admin.</text:span></text:p>
          </table:table-cell>
        </table:table-row>
      </table:table>
      <text:p text:style-name="Standard"/>
      <text:p text:style-name="Standard"/>
      <text:p text:style-name="Standard"/>
      <text:p text:style-name="P1055">Gestione ADMIN</text:p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Standard"><text:span text:style-name="T1061">ID:</text:span><text:span text:style-name="T1062"><text:s text:c="54"/></text:span></text:p>
          </table:table-cell>
          <table:table-cell table:style-name="TableCell1063">
            <text:p text:style-name="Standard"><text:span text:style-name="T1064">UC_15</text:span></text:p>
          </table:table-cell>
        </table:table-row>
        <table:table-row table:style-name="TableRow1065">
          <table:table-cell table:style-name="TableCell1066">
            <text:p text:style-name="Standard"><text:span text:style-name="T1067">Nome caso d’uso: <text:s text:c="4"/></text:span><text:span text:style-name="T1068"><text:s text:c="2"/></text:span></text:p>
          </table:table-cell>
          <table:table-cell table:style-name="TableCell1069">
            <text:p text:style-name="P1070">Inserimento libro</text:p>
          </table:table-cell>
        </table:table-row>
        <table:table-row table:style-name="TableRow1071">
          <table:table-cell table:style-name="TableCell1072">
            <text:p text:style-name="P1073"><text:span text:style-name="T1074">Partecipanti: <text:s text:c="3"/></text:span><text:span text:style-name="T1075"><text:s text:c="28"/></text:span></text:p>
          </table:table-cell>
          <table:table-cell table:style-name="TableCell1076">
            <text:p text:style-name="P1077">Admin</text:p>
          </table:table-cell>
        </table:table-row>
        <table:table-row table:style-name="TableRow1078">
          <table:table-cell table:style-name="TableCell1079">
            <text:p text:style-name="P1080">Entry condition: <text:s text:c="31"/></text:p>
          </table:table-cell>
          <table:table-cell table:style-name="TableCell1081">
            <text:p text:style-name="P1082"><text:span text:style-name="T1083">L’admin si è autenticato ed è nella sua area pers</text:span><text:span text:style-name="T1084">onale sezione<text:s/></text:span><text:span text:style-name="T1085">Libri</text:span><text:span text:style-name="T1086">.</text:span></text:p>
          </table:table-cell>
        </table:table-row>
        <table:table-row table:style-name="TableRow1087">
          <table:table-cell table:style-name="TableCell1088">
            <text:p text:style-name="P1089"><text:span text:style-name="T1090">Flusso degli eventi: <text:s text:c="2"/></text:span><text:span text:style-name="T1091"><text:s text:c="22"/></text:span></text:p>
          </table:table-cell>
          <table:table-cell table:style-name="TableCell1092">
            <text:p text:style-name="P1093"><text:span text:style-name="T1094">1)</text:span><text:span text:style-name="T1095"><text:s/>L’admin clicca sul bottone<text:s/></text:span><text:span text:style-name="T1096">Aggiungi libro.</text:span></text:p>
            <text:p text:style-name="P1097"><text:span text:style-name="T1098">2) Il sistema presenta un form da compilare con le informazioni del libro.</text:span></text:p>
            <text:p text:style-name="P1099"><text:span text:style-name="T1100">3) L’admin sottomette il form dopo averlo compilato attraverso il bottone<text:s/></text:span><text:span text:style-name="T1101">Aggiungi.</text:span></text:p>
            <text:p text:style-name="P1102">4) Il sistema invia una notifica all’admin.</text:p>
            <text:p text:style-name="P1103">5)<text:s/>L’admin viene riportato nella sua area personale.</text:p>
            <text:p text:style-name="P1104"><text:tab/></text:p>
          </table:table-cell>
        </table:table-row>
        <table:table-row table:style-name="TableRow1105">
          <table:table-cell table:style-name="TableCell1106">
            <text:p text:style-name="P1107">Eccezione:</text:p>
          </table:table-cell>
          <table:table-cell table:style-name="TableCell1108">
            <text:p text:style-name="P1109"><text:span text:style-name="T1110">1) L’inserimento di dati errati 15.1<text:s/></text:span><text:span text:style-name="T1111">Campo Errato:<text:s/></text:span><text:span text:style-name="T1112">viene visualizzata una pagina di errore.</text:span></text:p>
            <text:p text:style-name="P1113"><text:span text:style-name="T1114">2)</text:span><text:span text:style-name="T1115"><text:s/>la mancata compilazione di uno o più campi 15.2<text:s/></text:span><text:span text:style-name="T1116">Campo incompleto:<text:s/></text:span><text:span text:style-name="T1117"><text:s/></text:span><text:span text:style-name="T1118">viene visualizzata una pagina<text:s/></text:span><text:span text:style-name="T1119">di errore.</text:span></text:p>
          </table:table-cell>
        </table:table-row>
        <table:table-row table:style-name="TableRow1120">
          <table:table-cell table:style-name="TableCell1121">
            <text:p text:style-name="Standard"><text:span text:style-name="T1122">Exit condition:</text:span></text:p>
          </table:table-cell>
          <table:table-cell table:style-name="TableCell1123">
            <text:p text:style-name="Standard"><text:span text:style-name="T1124">Libro aggiun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25">
        <table:table-columns>
          <table:table-column table:style-name="TableColumn1126"/>
          <table:table-column table:style-name="TableColumn1127"/>
        </table:table-columns>
        <table:table-row table:style-name="TableRow1128">
          <table:table-cell table:style-name="TableCell1129">
            <text:p text:style-name="Standard"><text:span text:style-name="T1130">ID:</text:span><text:span text:style-name="T1131"><text:s text:c="54"/></text:span></text:p>
          </table:table-cell>
          <table:table-cell table:style-name="TableCell1132">
            <text:p text:style-name="Standard"><text:span text:style-name="T1133">UC_16</text:span></text:p>
          </table:table-cell>
        </table:table-row>
        <table:table-row table:style-name="TableRow1134">
          <table:table-cell table:style-name="TableCell1135">
            <text:p text:style-name="Standard"><text:span text:style-name="T1136">Nome caso d’uso: <text:s text:c="4"/></text:span><text:span text:style-name="T1137"><text:s text:c="2"/></text:span></text:p>
          </table:table-cell>
          <table:table-cell table:style-name="TableCell1138">
            <text:p text:style-name="P1139">Modifica Libro</text:p>
          </table:table-cell>
        </table:table-row>
        <table:table-row table:style-name="TableRow1140">
          <table:table-cell table:style-name="TableCell1141">
            <text:p text:style-name="P1142"><text:span text:style-name="T1143">Partecipanti: <text:s text:c="3"/></text:span><text:span text:style-name="T1144"><text:s text:c="28"/></text:span></text:p>
          </table:table-cell>
          <table:table-cell table:style-name="TableCell1145">
            <text:p text:style-name="P1146">Admin</text:p>
          </table:table-cell>
        </table:table-row>
        <table:table-row table:style-name="TableRow1147">
          <table:table-cell table:style-name="TableCell1148">
            <text:p text:style-name="P1149">Entry condition: <text:s text:c="31"/></text:p>
          </table:table-cell>
          <table:table-cell table:style-name="TableCell1150">
            <text:p text:style-name="P1151"><text:span text:style-name="T1152">L’admin si è autenticato ed è nella sua area<text:s/></text:span><text:span text:style-name="T1153">personale sezione<text:s/></text:span><text:span text:style-name="T1154">Libri</text:span><text:span text:style-name="T1155">.</text:span></text:p>
          </table:table-cell>
        </table:table-row>
        <table:table-row table:style-name="TableRow1156">
          <table:table-cell table:style-name="TableCell1157">
            <text:p text:style-name="P1158"><text:span text:style-name="T1159">Flusso degli eventi: <text:s text:c="2"/></text:span><text:span text:style-name="T1160"><text:s text:c="22"/></text:span></text:p>
          </table:table-cell>
          <table:table-cell table:style-name="TableCell1161">
            <text:p text:style-name="P1162"><text:span text:style-name="T1163">1)L’admin clicca il bottone<text:s/></text:span><text:span text:style-name="T1164">Modifica<text:s/></text:span><text:span text:style-name="T1165">in prossimità del libro da modificare.</text:span></text:p>
            <text:p text:style-name="P1166">2) Il sistema presenta un form modificabile con le informaizoni del libro.</text:p>
            <text:p text:style-name="P1167"><text:span text:style-name="T1168">3) L’admin sottomette le<text:s/></text:span><text:span text:style-name="T1169">modifiche attraverso il bottone<text:s/></text:span><text:span text:style-name="T1170">Conferma.</text:span></text:p>
            <text:p text:style-name="P1171">4) Il sistema notifica la riuscita della modifica.</text:p>
            <text:p text:style-name="P1172">5) L’admin viene riportato nella sua area personale.</text:p>
            <text:p text:style-name="P1173"><text:tab/></text:p>
          </table:table-cell>
        </table:table-row>
        <table:table-row table:style-name="TableRow1174">
          <table:table-cell table:style-name="TableCell1175">
            <text:p text:style-name="P1176">Exit condition:</text:p>
          </table:table-cell>
          <table:table-cell table:style-name="TableCell1177">
            <text:p text:style-name="P1178">Libro modificato.</text:p>
          </table:table-cell>
        </table:table-row>
      </table:table>
      <text:p text:style-name="Standard"/>
      <text:p text:style-name="Standard"/>
      <table:table table:style-name="Table1179">
        <table:table-columns>
          <table:table-column table:style-name="TableColumn1180"/>
          <table:table-column table:style-name="TableColumn1181"/>
        </table:table-columns>
        <table:table-row table:style-name="TableRow1182">
          <table:table-cell table:style-name="TableCell1183">
            <text:p text:style-name="P1184">ID:</text:p>
          </table:table-cell>
          <table:table-cell table:style-name="TableCell1185">
            <text:p text:style-name="Standard"><text:span text:style-name="T1186">UC_17</text:span></text:p>
          </table:table-cell>
        </table:table-row>
        <table:table-row table:style-name="TableRow1187">
          <table:table-cell table:style-name="TableCell1188">
            <text:p text:style-name="P1189">Nome caso d’uso:</text:p>
          </table:table-cell>
          <table:table-cell table:style-name="TableCell1190">
            <text:p text:style-name="P1191">Eliminazione libro</text:p>
          </table:table-cell>
        </table:table-row>
        <table:table-row table:style-name="TableRow1192">
          <table:table-cell table:style-name="TableCell1193">
            <text:p text:style-name="P1194">Partecipanti:</text:p>
          </table:table-cell>
          <table:table-cell table:style-name="TableCell1195">
            <text:p text:style-name="P1196">Admin</text:p>
          </table:table-cell>
        </table:table-row>
        <table:table-row table:style-name="TableRow1197">
          <table:table-cell table:style-name="TableCell1198">
            <text:p text:style-name="P1199">Entry condition:</text:p>
          </table:table-cell>
          <table:table-cell table:style-name="TableCell1200">
            <text:p text:style-name="Standard"><text:span text:style-name="T1201">L’admin deve aver effettuato l’accesso e si trova nella sua area personale sezione<text:s/></text:span><text:span text:style-name="T1202">Libri</text:span><text:span text:style-name="T1203">.</text:span></text:p>
          </table:table-cell>
        </table:table-row>
        <table:table-row table:style-name="TableRow1204">
          <table:table-cell table:style-name="TableCell1205">
            <text:p text:style-name="P1206">Flusso degli eventi:</text:p>
          </table:table-cell>
          <table:table-cell table:style-name="TableCell1207">
            <text:p text:style-name="P1208"><text:span text:style-name="T1209">1) L’utente preme il bottone<text:s/></text:span><text:span text:style-name="T1210">Elimina <text:s/></text:span><text:span text:style-name="T1211">in prossimità del libro da eliminare</text:span><text:span text:style-name="T1212">.</text:span></text:p>
            <text:p text:style-name="P1213"><text:span text:style-name="T1214"><text:s/>2)</text:span><text:span text:style-name="T1215">Il sistema manda notifica d</text:span><text:span text:style-name="T1216">i eliminazione riuscita all’admin.<text:s/></text:span><text:span text:style-name="T1217"><text:tab/></text:span></text:p>
          </table:table-cell>
        </table:table-row>
        <table:table-row table:style-name="TableRow1218">
          <table:table-cell table:style-name="TableCell1219">
            <text:p text:style-name="P1220">Exit condition:</text:p>
          </table:table-cell>
          <table:table-cell table:style-name="TableCell1221">
            <text:p text:style-name="Standard"><text:span text:style-name="T1222">Libro eliminato, lista libri aggior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23">
        <table:table-columns>
          <table:table-column table:style-name="TableColumn1224"/>
          <table:table-column table:style-name="TableColumn1225"/>
        </table:table-columns>
        <table:table-row table:style-name="TableRow1226">
          <table:table-cell table:style-name="TableCell1227">
            <text:p text:style-name="P1228">ID:</text:p>
          </table:table-cell>
          <table:table-cell table:style-name="TableCell1229">
            <text:p text:style-name="Standard"><text:span text:style-name="T1230">UC_18</text:span></text:p>
          </table:table-cell>
        </table:table-row>
        <table:table-row table:style-name="TableRow1231">
          <table:table-cell table:style-name="TableCell1232">
            <text:p text:style-name="P1233">Nome caso d’uso:</text:p>
          </table:table-cell>
          <table:table-cell table:style-name="TableCell1234">
            <text:p text:style-name="P1235">Eliminazione utente</text:p>
          </table:table-cell>
        </table:table-row>
        <table:table-row table:style-name="TableRow1236">
          <table:table-cell table:style-name="TableCell1237">
            <text:p text:style-name="P1238">Partecipanti:</text:p>
          </table:table-cell>
          <table:table-cell table:style-name="TableCell1239">
            <text:p text:style-name="P1240">Admin</text:p>
          </table:table-cell>
        </table:table-row>
        <table:table-row table:style-name="TableRow1241">
          <table:table-cell table:style-name="TableCell1242">
            <text:p text:style-name="P1243">Entry condition:</text:p>
          </table:table-cell>
          <table:table-cell table:style-name="TableCell1244">
            <text:p text:style-name="Standard"><text:span text:style-name="T1245">L’admin si è autenticato ed è nella sua area<text:s/></text:span><text:span text:style-name="T1246">personale, sezione<text:s/></text:span><text:span text:style-name="T1247">Utenti</text:span><text:span text:style-name="T1248">.</text:span></text:p>
          </table:table-cell>
        </table:table-row>
        <table:table-row table:style-name="TableRow1249">
          <table:table-cell table:style-name="TableCell1250">
            <text:p text:style-name="P1251">Flusso degli eventi:</text:p>
          </table:table-cell>
          <table:table-cell table:style-name="TableCell1252">
            <text:p text:style-name="P1253"><text:span text:style-name="T1254">1) L’admin clicca sul bottone<text:s/></text:span><text:span text:style-name="T1255">Elimina<text:s/></text:span><text:span text:style-name="T1256">in prossimità dell’utente scelto</text:span><text:span text:style-name="T1257">.</text:span></text:p>
            <text:p text:style-name="P1258"><text:span text:style-name="T1259"><text:s/>2) Il sistema manda una notifica di eliminazione riuscita.</text:span></text:p>
          </table:table-cell>
        </table:table-row>
        <table:table-row table:style-name="TableRow1260">
          <table:table-cell table:style-name="TableCell1261">
            <text:p text:style-name="P1262">Exit condition:</text:p>
          </table:table-cell>
          <table:table-cell table:style-name="TableCell1263">
            <text:p text:style-name="P1264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olo" style:display-name="Tito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05T10:58:00Z</dc:date>
    <meta:template xlink:href="Normal" xlink:type="simple"/>
    <meta:editing-cycles>4</meta:editing-cycles>
    <meta:editing-duration>PT960S</meta:editing-duration>
    <meta:document-statistic meta:page-count="13" meta:paragraph-count="30" meta:word-count="2281" meta:character-count="15253" meta:row-count="108" meta:non-whitespace-character-count="13002"/>
  </office:meta>
</office:document-meta>
</file>